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Pictures/100000000000005B000000902602F7F00F51A78D.png" manifest:media-type="image/png"/>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Standard">
      <style:table-properties style:width="15.947cm" fo:margin-left="-0.199cm" style:page-number="auto" table:align="left" style:writing-mode="lr-tb"/>
    </style:style>
    <style:style style:name="Tabla1.A" style:family="table-column">
      <style:table-column-properties style:column-width="8.109cm"/>
    </style:style>
    <style:style style:name="Tabla1.B" style:family="table-column">
      <style:table-column-properties style:column-width="1.755cm"/>
    </style:style>
    <style:style style:name="Tabla1.C" style:family="table-column">
      <style:table-column-properties style:column-width="6.084cm"/>
    </style:style>
    <style:style style:name="Tabla1.1" style:family="table-row">
      <style:table-row-properties style:min-row-height="0.679cm" fo:keep-together="auto"/>
    </style:style>
    <style:style style:name="Tabla1.A1" style:family="table-cell">
      <style:table-cell-properties style:vertical-align="top" fo:padding-left="0.191cm" fo:padding-right="0.191cm" fo:padding-top="0cm" fo:padding-bottom="0cm" fo:border-left="0.5pt solid #bfbfbf" fo:border-right="none" fo:border-top="0.5pt solid #bfbfbf" fo:border-bottom="0.5pt solid #bfbfbf" style:writing-mode="lr-tb"/>
    </style:style>
    <style:style style:name="Tabla1.C1" style:family="table-cell">
      <style:table-cell-properties style:vertical-align="top" fo:padding-left="0.191cm" fo:padding-right="0.191cm" fo:padding-top="0cm" fo:padding-bottom="0cm" fo:border="0.5pt solid #bfbfbf" style:writing-mode="lr-tb"/>
    </style:style>
    <style:style style:name="Tabla1.2" style:family="table-row">
      <style:table-row-properties style:min-row-height="0.173cm" fo:keep-together="auto"/>
    </style:style>
    <style:style style:name="Tabla1.3" style:family="table-row">
      <style:table-row-properties style:min-row-height="2.757cm" fo:keep-together="auto"/>
    </style:style>
    <style:style style:name="Tabla1.A4" style:family="table-cell">
      <style:table-cell-properties style:vertical-align="top" fo:padding-left="0.191cm" fo:padding-right="0.191cm" fo:padding-top="0cm" fo:padding-bottom="0cm" fo:border-left="0.5pt solid #bfbfbf" fo:border-right="none" fo:border-top="none" fo:border-bottom="0.5pt solid #bfbfbf" style:writing-mode="lr-tb"/>
    </style:style>
    <style:style style:name="Tabla1.B4" style:family="table-cell">
      <style:table-cell-properties style:vertical-align="top" fo:padding-left="0.191cm" fo:padding-right="0.191cm" fo:padding-top="0cm" fo:padding-bottom="0cm" fo:border-left="0.5pt solid #bfbfbf" fo:border-right="0.5pt solid #bfbfbf" fo:border-top="none" fo:border-bottom="0.5pt solid #bfbfbf" style:writing-mode="lr-tb"/>
    </style:style>
    <style:style style:name="Tabla2" style:family="table">
      <style:table-properties style:width="15.947cm" fo:margin-left="-0.199cm" table:align="left" style:writing-mode="lr-tb"/>
    </style:style>
    <style:style style:name="Tabla2.A" style:family="table-column">
      <style:table-column-properties style:column-width="15.947cm"/>
    </style:style>
    <style:style style:name="Tabla2.1" style:family="table-row">
      <style:table-row-properties style:min-row-height="2.916cm" fo:keep-together="auto"/>
    </style:style>
    <style:style style:name="Tabla2.A1" style:family="table-cell">
      <style:table-cell-properties style:vertical-align="top" fo:padding-left="0.191cm" fo:padding-right="0.191cm" fo:padding-top="0cm" fo:padding-bottom="0cm" fo:border="0.5pt solid #bfbfbf" style:writing-mode="lr-tb"/>
    </style:style>
    <style:style style:name="Tabla3" style:family="table">
      <style:table-properties style:width="15.961cm" fo:margin-left="-0.199cm" table:align="left" style:writing-mode="lr-tb"/>
    </style:style>
    <style:style style:name="Tabla3.A" style:family="table-column">
      <style:table-column-properties style:column-width="10.693cm"/>
    </style:style>
    <style:style style:name="Tabla3.B" style:family="table-column">
      <style:table-column-properties style:column-width="1.75cm"/>
    </style:style>
    <style:style style:name="Tabla3.C" style:family="table-column">
      <style:table-column-properties style:column-width="1.871cm"/>
    </style:style>
    <style:style style:name="Tabla3.D" style:family="table-column">
      <style:table-column-properties style:column-width="1.647cm"/>
    </style:style>
    <style:style style:name="Tabla3.1" style:family="table-row">
      <style:table-row-properties style:min-row-height="0.397cm" fo:keep-together="auto"/>
    </style:style>
    <style:style style:name="Tabla3.A1" style:family="table-cell">
      <style:table-cell-properties style:vertical-align="top" fo:padding-left="0.191cm" fo:padding-right="0.191cm" fo:padding-top="0cm" fo:padding-bottom="0cm" fo:border-left="0.5pt solid #bfbfbf" fo:border-right="none" fo:border-top="0.5pt solid #bfbfbf" fo:border-bottom="0.5pt solid #bfbfbf" style:writing-mode="lr-tb"/>
    </style:style>
    <style:style style:name="Tabla3.D1" style:family="table-cell">
      <style:table-cell-properties style:vertical-align="top" fo:padding-left="0.191cm" fo:padding-right="0.191cm" fo:padding-top="0cm" fo:padding-bottom="0cm" fo:border="0.5pt solid #bfbfbf" style:writing-mode="lr-tb"/>
    </style:style>
    <style:style style:name="Tabla3.2" style:family="table-row">
      <style:table-row-properties style:min-row-height="0.529cm" fo:keep-together="auto"/>
    </style:style>
    <style:style style:name="Tabla3.A2" style:family="table-cell">
      <style:table-cell-properties style:vertical-align="top" fo:padding-left="0.191cm" fo:padding-right="0.191cm" fo:padding-top="0cm" fo:padding-bottom="0cm" fo:border-left="0.5pt solid #bfbfbf" fo:border-right="0.5pt solid #bfbfbf" fo:border-top="0.5pt solid #bfbfbf" fo:border-bottom="0.5pt solid #e7e6e6" style:writing-mode="lr-tb"/>
    </style:style>
    <style:style style:name="Tabla3.A3" style:family="table-cell">
      <style:table-cell-properties style:vertical-align="top" fo:padding-left="0.191cm" fo:padding-right="0.191cm" fo:padding-top="0cm" fo:padding-bottom="0cm" fo:border-left="0.5pt solid #e7e6e6" fo:border-right="none" fo:border-top="0.5pt solid #e7e6e6" fo:border-bottom="0.5pt solid #e7e6e6" style:writing-mode="lr-tb"/>
    </style:style>
    <style:style style:name="Tabla3.D3" style:family="table-cell">
      <style:table-cell-properties style:vertical-align="top" fo:padding-left="0.191cm" fo:padding-right="0.191cm" fo:padding-top="0cm" fo:padding-bottom="0cm" fo:border="0.5pt solid #e7e6e6" style:writing-mode="lr-tb"/>
    </style:style>
    <style:style style:name="Tabla3.A9" style:family="table-cell">
      <style:table-cell-properties style:vertical-align="top" fo:padding-left="0.191cm" fo:padding-right="0.191cm" fo:padding-top="0cm" fo:padding-bottom="0cm" fo:border-left="0.5pt solid #bfbfbf" fo:border-right="0.5pt solid #bfbfbf" fo:border-top="0.5pt solid #e7e6e6" fo:border-bottom="0.5pt solid #bfbfbf" style:writing-mode="lr-tb"/>
    </style:style>
    <style:style style:name="Tabla3.10" style:family="table-row">
      <style:table-row-properties style:min-row-height="0.203cm" fo:keep-together="auto"/>
    </style:style>
    <style:style style:name="Tabla3.11" style:family="table-row">
      <style:table-row-properties style:min-row-height="0.609cm" fo:keep-together="auto"/>
    </style:style>
    <style:style style:name="Tabla3.13" style:family="table-row">
      <style:table-row-properties style:min-row-height="0.344cm" fo:keep-together="auto"/>
    </style:style>
    <style:style style:name="Tabla3.19" style:family="table-row">
      <style:table-row-properties style:min-row-height="0.159cm" fo:keep-together="auto"/>
    </style:style>
    <style:style style:name="Tabla3.A19" style:family="table-cell">
      <style:table-cell-properties style:vertical-align="top" fo:padding-left="0.191cm" fo:padding-right="0.191cm" fo:padding-top="0cm" fo:padding-bottom="0cm" fo:border-left="0.5pt solid #bfbfbf" fo:border-right="none" fo:border-top="0.5pt solid #bfbfbf" fo:border-bottom="0.5pt solid #e7e6e6" style:writing-mode="lr-tb"/>
    </style:style>
    <style:style style:name="Tabla3.20" style:family="table-row">
      <style:table-row-properties style:min-row-height="0.661cm" fo:keep-together="auto"/>
    </style:style>
    <style:style style:name="Tabla3.A20" style:family="table-cell">
      <style:table-cell-properties style:vertical-align="top" fo:padding-left="0.191cm" fo:padding-right="0.191cm" fo:padding-top="0cm" fo:padding-bottom="0cm" fo:border-left="0.5pt solid #bfbfbf" fo:border-right="none" fo:border-top="0.5pt solid #e7e6e6" fo:border-bottom="0.5pt solid #e7e6e6" style:writing-mode="lr-tb"/>
    </style:style>
    <style:style style:name="Tabla3.D20" style:family="table-cell">
      <style:table-cell-properties style:vertical-align="top" fo:padding-left="0.191cm" fo:padding-right="0.191cm" fo:padding-top="0cm" fo:padding-bottom="0cm" fo:border-left="0.5pt solid #bfbfbf" fo:border-right="0.5pt solid #bfbfbf" fo:border-top="0.5pt solid #e7e6e6" fo:border-bottom="0.5pt solid #e7e6e6" style:writing-mode="lr-tb"/>
    </style:style>
    <style:style style:name="Tabla3.21" style:family="table-row">
      <style:table-row-properties style:min-row-height="0.185cm" fo:keep-together="auto"/>
    </style:style>
    <style:style style:name="Tabla3.24" style:family="table-row">
      <style:table-row-properties style:min-row-height="1.244cm" fo:keep-together="auto"/>
    </style:style>
    <style:style style:name="Tabla3.25" style:family="table-row">
      <style:table-row-properties style:min-row-height="2.215cm" fo:keep-together="auto"/>
    </style:style>
    <style:style style:name="Tabla3.28" style:family="table-row">
      <style:table-row-properties style:min-row-height="0.212cm" fo:keep-together="auto"/>
    </style:style>
    <style:style style:name="Tabla3.32" style:family="table-row">
      <style:table-row-properties style:min-row-height="1.118cm" fo:keep-together="auto"/>
    </style:style>
    <style:style style:name="Tabla3.34" style:family="table-row">
      <style:table-row-properties style:min-row-height="0.512cm" fo:keep-together="auto"/>
    </style:style>
    <style:style style:name="Tabla3.35" style:family="table-row">
      <style:table-row-properties style:min-row-height="0.78cm" fo:keep-together="auto"/>
    </style:style>
    <style:style style:name="Tabla3.36" style:family="table-row">
      <style:table-row-properties style:min-row-height="0.979cm" fo:keep-together="auto"/>
    </style:style>
    <style:style style:name="Tabla3.37" style:family="table-row">
      <style:table-row-properties style:min-row-height="0.557cm" fo:keep-together="auto"/>
    </style:style>
    <style:style style:name="Tabla3.40" style:family="table-row">
      <style:table-row-properties style:min-row-height="0.222cm" fo:keep-together="auto"/>
    </style:style>
    <style:style style:name="Tabla3.41" style:family="table-row">
      <style:table-row-properties style:min-row-height="2.48cm" fo:keep-together="auto"/>
    </style:style>
    <style:style style:name="Tabla3.44" style:family="table-row">
      <style:table-row-properties style:min-row-height="0.688cm" fo:keep-together="auto"/>
    </style:style>
    <style:style style:name="Tabla3.45" style:family="table-row">
      <style:table-row-properties style:min-row-height="0.573cm" fo:keep-together="auto"/>
    </style:style>
    <style:style style:name="Tabla3.47" style:family="table-row">
      <style:table-row-properties style:min-row-height="0.734cm" fo:keep-together="auto"/>
    </style:style>
    <style:style style:name="Tabla3.48" style:family="table-row">
      <style:table-row-properties style:min-row-height="0.362cm" fo:keep-together="auto"/>
    </style:style>
    <style:style style:name="Tabla3.49" style:family="table-row">
      <style:table-row-properties style:min-row-height="0.635cm" fo:keep-together="auto"/>
    </style:style>
    <style:style style:name="Tabla3.50" style:family="table-row">
      <style:table-row-properties style:min-row-height="0.556cm" fo:keep-together="auto"/>
    </style:style>
    <style:style style:name="Tabla3.55" style:family="table-row">
      <style:table-row-properties style:min-row-height="0.603cm" fo:keep-together="auto"/>
    </style:style>
    <style:style style:name="Tabla3.A55" style:family="table-cell">
      <style:table-cell-properties style:vertical-align="top" fo:padding-left="0.191cm" fo:padding-right="0.191cm" fo:padding-top="0cm" fo:padding-bottom="0cm" fo:border-left="0.5pt solid #bfbfbf" fo:border-right="none" fo:border-top="0.5pt solid #e7e6e6" fo:border-bottom="0.5pt solid #bfbfbf" style:writing-mode="lr-tb"/>
    </style:style>
    <style:style style:name="Tabla3.58" style:family="table-row">
      <style:table-row-properties style:min-row-height="0.82cm" fo:keep-together="auto"/>
    </style:style>
    <style:style style:name="Tabla3.59" style:family="table-row">
      <style:table-row-properties style:min-row-height="0.591cm" fo:keep-together="auto"/>
    </style:style>
    <style:style style:name="Tabla3.60" style:family="table-row">
      <style:table-row-properties style:min-row-height="1.005cm" fo:keep-together="auto"/>
    </style:style>
    <style:style style:name="Tabla3.66" style:family="table-row">
      <style:table-row-properties style:min-row-height="0.898cm" fo:keep-together="auto"/>
    </style:style>
    <style:style style:name="Tabla3.67" style:family="table-row">
      <style:table-row-properties style:min-row-height="0.296cm" fo:keep-together="auto"/>
    </style:style>
    <style:style style:name="Tabla3.68" style:family="table-row">
      <style:table-row-properties style:min-row-height="0.878cm" fo:keep-together="auto"/>
    </style:style>
    <style:style style:name="Tabla3.A69" style:family="table-cell">
      <style:table-cell-properties style:vertical-align="top" fo:background-color="#e7e6e6" fo:padding-left="0.191cm" fo:padding-right="0.191cm" fo:padding-top="0cm" fo:padding-bottom="0cm" fo:border="0.5pt solid #bfbfbf" style:writing-mode="lr-tb">
        <style:background-image/>
      </style:table-cell-properties>
    </style:style>
    <style:style style:name="Tabla3.70" style:family="table-row">
      <style:table-row-properties style:min-row-height="1.697cm" fo:keep-together="auto"/>
    </style:style>
    <style:style style:name="Tabla3.71" style:family="table-row">
      <style:table-row-properties style:min-row-height="0.101cm" fo:keep-together="auto"/>
    </style:style>
    <style:style style:name="Tabla3.72" style:family="table-row">
      <style:table-row-properties style:min-row-height="1.161cm" fo:keep-together="auto"/>
    </style:style>
    <style:style style:name="Tabla3.74" style:family="table-row">
      <style:table-row-properties style:min-row-height="0.372cm" fo:keep-together="auto"/>
    </style:style>
    <style:style style:name="Tabla3.88" style:family="table-row">
      <style:table-row-properties style:min-row-height="0.22cm" fo:keep-together="auto"/>
    </style:style>
    <style:style style:name="Tabla3.89" style:family="table-row">
      <style:table-row-properties style:min-row-height="3.256cm" fo:keep-together="auto"/>
    </style:style>
    <style:style style:name="Tabla3.90" style:family="table-row">
      <style:table-row-properties style:min-row-height="2.041cm" fo:keep-together="auto"/>
    </style:style>
    <style:style style:name="Tabla3.98" style:family="table-row">
      <style:table-row-properties style:min-row-height="0.58cm" fo:keep-together="auto"/>
    </style:style>
    <style:style style:name="Tabla3.107" style:family="table-row">
      <style:table-row-properties style:min-row-height="1.064cm" fo:keep-together="auto"/>
    </style:style>
    <style:style style:name="Tabla3.120" style:family="table-row">
      <style:table-row-properties style:min-row-height="0.503cm" fo:keep-together="auto"/>
    </style:style>
    <style:style style:name="Tabla3.123" style:family="table-row">
      <style:table-row-properties style:min-row-height="0.31cm" fo:keep-together="auto"/>
    </style:style>
    <style:style style:name="Tabla3.124" style:family="table-row">
      <style:table-row-properties style:min-row-height="0.346cm" fo:keep-together="auto"/>
    </style:style>
    <style:style style:name="Tabla3.125" style:family="table-row">
      <style:table-row-properties style:min-row-height="0.224cm" fo:keep-together="auto"/>
    </style:style>
    <style:style style:name="Tabla3.126" style:family="table-row">
      <style:table-row-properties style:min-row-height="0.303cm" fo:keep-together="auto"/>
    </style:style>
    <style:style style:name="Tabla3.131" style:family="table-row">
      <style:table-row-properties style:min-row-height="0.36cm" fo:keep-together="auto"/>
    </style:style>
    <style:style style:name="Tabla3.132" style:family="table-row">
      <style:table-row-properties style:min-row-height="0.272cm" fo:keep-together="auto"/>
    </style:style>
    <style:style style:name="Tabla3.134" style:family="table-row">
      <style:table-row-properties style:min-row-height="0.353cm" fo:keep-together="auto"/>
    </style:style>
    <style:style style:name="Tabla3.164" style:family="table-row">
      <style:table-row-properties style:min-row-height="3.332cm" fo:keep-together="auto"/>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tyle="italic" style:font-style-asian="italic" style:font-name-complex="Times New Roman"/>
    </style:style>
    <style:style style:name="P3" style:family="paragraph" style:parent-style-name="Standard">
      <style:text-properties style:font-name="Times New Roman" fo:language="es" fo:country="AR" style:language-asian="es" style:country-asian="AR" style:font-name-complex="Times New Roman"/>
    </style:style>
    <style:style style:name="P4" style:family="paragraph" style:parent-style-name="Standard">
      <style:paragraph-properties style:snap-to-layout-grid="false"/>
      <style:text-properties style:font-name="Times New Roman" fo:language="es" fo:country="AR" style:language-asian="es" style:country-asian="AR" style:font-name-complex="Times New Roman"/>
    </style:style>
    <style:style style:name="P5" style:family="paragraph" style:parent-style-name="Standard">
      <style:paragraph-properties style:snap-to-layout-grid="false"/>
      <style:text-properties style:font-name="Monotype Corsiva" fo:font-size="8pt" fo:font-style="italic" style:font-size-asian="8pt" style:font-style-asian="italic" style:font-name-complex="Monotype Corsiva"/>
    </style:style>
    <style:style style:name="P6" style:family="paragraph" style:parent-style-name="Standard">
      <style:text-properties fo:language="es" fo:country="AR"/>
    </style:style>
    <style:style style:name="P7" style:family="paragraph" style:parent-style-name="Standard">
      <style:text-properties fo:language="es" fo:country="AR" style:language-asian="es" style:country-asian="AR"/>
    </style:style>
    <style:style style:name="P8" style:family="paragraph" style:parent-style-name="Standard">
      <style:paragraph-properties style:snap-to-layout-grid="false"/>
      <style:text-properties fo:language="es" fo:country="AR" style:language-asian="es" style:country-asian="AR" style:font-name-complex="Arial"/>
    </style:style>
    <style:style style:name="P9" style:family="paragraph" style:parent-style-name="Standard">
      <style:paragraph-properties style:snap-to-layout-grid="false"/>
      <style:text-properties fo:language="es" fo:country="AR" officeooo:rsid="0006c5b1" officeooo:paragraph-rsid="0006c5b1" style:language-asian="es" style:country-asian="AR" style:font-name-complex="Arial"/>
    </style:style>
    <style:style style:name="P10" style:family="paragraph" style:parent-style-name="Standard">
      <style:paragraph-properties style:snap-to-layout-grid="false"/>
    </style:style>
    <style:style style:name="P11" style:family="paragraph" style:parent-style-name="Standard">
      <style:paragraph-properties style:snap-to-layout-grid="false"/>
      <style:text-properties officeooo:paragraph-rsid="00051a08"/>
    </style:style>
    <style:style style:name="P12" style:family="paragraph" style:parent-style-name="Standard">
      <style:text-properties style:font-name="Calibri" fo:font-size="11pt" fo:language="none" fo:country="none" fo:font-weight="bold" style:font-size-asian="11pt" style:language-asian="none" style:country-asian="none" style:font-weight-asian="bold" style:font-name-complex="Calibri" style:font-size-complex="11pt" style:font-weight-complex="bold"/>
    </style:style>
    <style:style style:name="P13" style:family="paragraph" style:parent-style-name="Standard">
      <style:paragraph-properties style:snap-to-layout-grid="false"/>
      <style:text-properties style:language-asian="es" style:country-asian="AR" style:font-name-complex="Arial"/>
    </style:style>
    <style:style style:name="P14" style:family="paragraph" style:parent-style-name="Standard">
      <style:text-properties fo:font-weight="bold" style:font-weight-asian="bold"/>
    </style:style>
    <style:style style:name="P15" style:family="paragraph" style:parent-style-name="Standard">
      <style:text-properties fo:color="#0000ff" style:font-name="Nimbus Roman No9 L" fo:font-style="italic" style:font-style-asian="italic" style:font-name-complex="Arial" style:font-style-complex="italic"/>
    </style:style>
    <style:style style:name="P16" style:family="paragraph" style:parent-style-name="Standard">
      <style:text-properties fo:color="#0000ff" style:font-name="Nimbus Roman No9 L" fo:font-size="12pt" fo:font-style="italic" style:font-size-asian="12pt" style:font-style-asian="italic" style:font-name-complex="Arial" style:font-size-complex="12pt" style:font-style-complex="italic"/>
    </style:style>
    <style:style style:name="P17" style:family="paragraph" style:parent-style-name="Standard">
      <style:text-properties style:font-name-asian="MS Mincho"/>
    </style:style>
    <style:style style:name="P18" style:family="paragraph" style:parent-style-name="Standard">
      <style:text-properties fo:color="#ff0000" style:font-name-asian="MS Mincho"/>
    </style:style>
    <style:style style:name="P19" style:family="paragraph" style:parent-style-name="Standard">
      <style:paragraph-properties style:snap-to-layout-grid="false"/>
      <style:text-properties officeooo:rsid="00051a08" officeooo:paragraph-rsid="00051a08"/>
    </style:style>
    <style:style style:name="P20" style:family="paragraph" style:parent-style-name="Standard">
      <style:paragraph-properties style:snap-to-layout-grid="false"/>
      <style:text-properties style:text-underline-style="solid" style:text-underline-width="auto" style:text-underline-color="font-color" officeooo:rsid="00051a08" officeooo:paragraph-rsid="00051a08"/>
    </style:style>
    <style:style style:name="P21" style:family="paragraph" style:parent-style-name="Header">
      <style:text-properties fo:language="none" fo:country="none" style:language-asian="none" style:country-asian="none"/>
    </style:style>
    <style:style style:name="P22" style:family="paragraph" style:parent-style-name="Header">
      <style:text-properties style:font-name-asian="Arial"/>
    </style:style>
    <style:style style:name="P23" style:family="paragraph" style:parent-style-name="Standard">
      <style:paragraph-properties fo:margin-top="0cm" fo:margin-bottom="0.176cm" loext:contextual-spacing="false"/>
    </style:style>
    <style:style style:name="P24" style:family="paragraph" style:parent-style-name="Heading">
      <style:paragraph-properties fo:margin-top="0cm" fo:margin-bottom="0.106cm" loext:contextual-spacing="false" fo:text-align="start" style:justify-single-word="false"/>
    </style:style>
    <style:style style:name="P25" style:family="paragraph" style:parent-style-name="Contents_20_3">
      <style:paragraph-properties>
        <style:tab-stops>
          <style:tab-stop style:position="2.822cm"/>
          <style:tab-stop style:position="14.988cm" style:type="right" style:leader-style="dotted" style:leader-text="."/>
        </style:tab-stops>
      </style:paragraph-properties>
    </style:style>
    <style:style style:name="P26" style:family="paragraph" style:parent-style-name="Standard">
      <style:text-properties style:font-name="Times New Roman" fo:font-style="italic" style:font-style-asian="italic" style:font-name-complex="Times New Roman"/>
    </style:style>
    <style:style style:name="P27"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style>
    <style:style style:name="P28" style:family="paragraph" style:parent-style-name="Standard">
      <style:text-properties fo:language="es" fo:country="AR"/>
    </style:style>
    <style:style style:name="P29" style:family="paragraph" style:parent-style-name="Standard">
      <style:text-properties fo:language="es" fo:country="AR" style:language-asian="es" style:country-asian="AR"/>
    </style:style>
    <style:style style:name="P30" style:family="paragraph" style:parent-style-name="Standard">
      <style:paragraph-properties style:snap-to-layout-grid="false"/>
      <style:text-properties fo:language="es" fo:country="AR" officeooo:rsid="0006cbaf" officeooo:paragraph-rsid="0006cbaf" style:language-asian="es" style:country-asian="AR" style:font-name-complex="Arial"/>
    </style:style>
    <style:style style:name="P31" style:family="paragraph" style:parent-style-name="Standard" style:list-style-name="WW8Num25"/>
    <style:style style:name="P32" style:family="paragraph" style:parent-style-name="Standard" style:list-style-name="WW8Num23"/>
    <style:style style:name="P33" style:family="paragraph" style:parent-style-name="Standard">
      <style:text-properties fo:color="#0000ff" style:font-name="Nimbus Roman No9 L" fo:font-style="italic" style:font-style-asian="italic" style:font-name-complex="Arial" style:font-style-complex="italic"/>
    </style:style>
    <style:style style:name="P34" style:family="paragraph" style:parent-style-name="Standard">
      <style:paragraph-properties style:snap-to-layout-grid="false"/>
      <style:text-properties fo:color="#0000ff" style:font-name="Nimbus Roman No9 L" fo:font-size="12pt" fo:language="es" fo:country="AR" fo:font-style="italic" officeooo:rsid="0006cbaf" officeooo:paragraph-rsid="0006cbaf" style:font-size-asian="12pt" style:language-asian="es" style:country-asian="AR" style:font-style-asian="italic" style:font-name-complex="Arial" style:font-size-complex="12pt" style:font-style-complex="italic"/>
    </style:style>
    <style:style style:name="P35" style:family="paragraph" style:parent-style-name="Standard" style:list-style-name="WW8Num30"/>
    <style:style style:name="P36" style:family="paragraph" style:parent-style-name="Standard">
      <style:text-properties fo:color="#ff0000"/>
    </style:style>
    <style:style style:name="P37" style:family="paragraph" style:parent-style-name="Standard">
      <style:text-properties style:font-name-asian="MS Mincho"/>
    </style:style>
    <style:style style:name="P38" style:family="paragraph" style:parent-style-name="Standard" style:list-style-name="WW8Num4"/>
    <style:style style:name="P39" style:family="paragraph" style:parent-style-name="Standard" style:list-style-name="WW8Num4">
      <style:text-properties fo:background-color="#ffff00"/>
    </style:style>
    <style:style style:name="P40" style:family="paragraph" style:parent-style-name="Standard" style:list-style-name="WW8Num29"/>
    <style:style style:name="P41" style:family="paragraph" style:parent-style-name="Standard" style:list-style-name="WW8Num8"/>
    <style:style style:name="P42" style:family="paragraph" style:parent-style-name="Standard" style:list-style-name="WW8Num21"/>
    <style:style style:name="P43" style:family="paragraph" style:parent-style-name="Standard" style:list-style-name="WW8Num18"/>
    <style:style style:name="P44" style:family="paragraph" style:parent-style-name="Standard">
      <style:paragraph-properties style:snap-to-layout-grid="false"/>
      <style:text-properties officeooo:rsid="0006cbaf" officeooo:paragraph-rsid="0006cbaf"/>
    </style:style>
    <style:style style:name="P45" style:family="paragraph" style:parent-style-name="Heading_20_3" style:list-style-name="WW8Num22"/>
    <style:style style:name="P46" style:family="paragraph" style:parent-style-name="Heading_20_3" style:list-style-name="WW8Num22">
      <style:text-properties fo:color="#0000ff" fo:language="es" fo:country="AR" style:language-asian="es" style:country-asian="AR"/>
    </style:style>
    <style:style style:name="P47" style:family="paragraph" style:parent-style-name="Heading_20_6">
      <style:paragraph-properties fo:text-align="center" style:justify-single-word="false"/>
      <style:text-properties fo:font-size="8pt" style:font-size-asian="8pt" style:font-size-complex="8pt"/>
    </style:style>
    <style:style style:name="P48" style:family="paragraph" style:parent-style-name="Heading_20_8">
      <style:text-properties fo:language="es" fo:country="AR"/>
    </style:style>
    <style:style style:name="P49" style:family="paragraph" style:parent-style-name="Párrafo_20_de_20_lista" style:list-style-name="WW8Num19">
      <style:paragraph-properties fo:margin-top="0cm" fo:margin-bottom="0.212cm" loext:contextual-spacing="false"/>
    </style:style>
    <style:style style:name="P50" style:family="paragraph">
      <loext:graphic-properties draw:fill="none" draw:fill-color="#ffffff"/>
      <style:paragraph-properties fo:text-align="center" style:writing-mode="lr-tb"/>
    </style:style>
    <style:style style:name="T1" style:family="text">
      <style:text-properties fo:font-size="12pt" fo:font-weight="bold" style:font-size-asian="12pt" style:font-weight-asian="bold"/>
    </style:style>
    <style:style style:name="T2" style:family="text">
      <style:text-properties style:font-name-asian="Arial"/>
    </style:style>
    <style:style style:name="T3" style:family="text">
      <style:text-properties officeooo:rsid="0006c5b1"/>
    </style:style>
    <style:style style:name="T4" style:family="text">
      <style:text-properties fo:language="es" fo:country="AR"/>
    </style:style>
    <style:style style:name="T5" style:family="text">
      <style:text-properties fo:language="es" fo:country="AR" fo:font-weight="bold" style:language-asian="none" style:country-asian="none" style:font-weight-asian="bold"/>
    </style:style>
    <style:style style:name="T6" style:family="text">
      <style:text-properties fo:language="es" fo:country="AR" style:language-asian="none" style:country-asian="none"/>
    </style:style>
    <style:style style:name="T7" style:family="text">
      <style:text-properties fo:font-weight="normal" officeooo:rsid="00051a08" style:font-weight-asian="normal" style:font-weight-complex="normal"/>
    </style:style>
    <style:style style:name="T8" style:family="text">
      <style:text-properties fo:language="none" fo:country="none" style:language-asian="none" style:country-asian="none"/>
    </style:style>
    <style:style style:name="T9" style:family="text">
      <style:text-properties style:font-name="Calibri" fo:font-size="11pt" fo:language="none" fo:country="none" style:font-size-asian="11pt" style:language-asian="none" style:country-asian="none" style:font-name-complex="Calibri" style:font-size-complex="11pt"/>
    </style:style>
    <style:style style:name="T10" style:family="text">
      <style:text-properties fo:font-weight="bold" style:font-weight-asian="bold"/>
    </style:style>
    <style:style style:name="T11" style:family="text">
      <style:text-properties fo:color="#0000ff" fo:language="es" fo:country="AR" style:language-asian="es" style:country-asian="AR"/>
    </style:style>
    <style:style style:name="T12" style:family="text">
      <style:text-properties fo:color="#0000ff" style:font-name="Nimbus Roman No9 L" fo:font-style="italic" style:font-style-asian="italic" style:font-name-complex="Arial" style:font-style-complex="italic"/>
    </style:style>
    <style:style style:name="T13" style:family="text">
      <style:text-properties fo:color="#0000ff" fo:language="es" fo:country="MX"/>
    </style:style>
    <style:style style:name="T14" style:family="text">
      <style:text-properties style:font-name-asian="Calibri"/>
    </style:style>
    <style:style style:name="T15" style:family="text">
      <style:text-properties style:font-name-asian="MS Mincho"/>
    </style:style>
    <style:style style:name="T16" style:family="text">
      <style:text-properties style:font-name="Nimbus Roman No9 L" fo:font-style="italic" style:font-style-asian="italic" style:font-name-complex="Arial" style:font-style-complex="italic"/>
    </style:style>
    <style:style style:name="T17" style:family="text">
      <style:text-properties fo:language="es" fo:country="MX"/>
    </style:style>
    <style:style style:name="T18" style:family="text">
      <style:text-properties fo:background-color="#ffff00" loext:char-shading-value="0"/>
    </style:style>
    <style:style style:name="T19" style:family="text">
      <style:text-properties fo:background-color="#00ffff" loext:char-shading-value="0"/>
    </style:style>
    <style:style style:name="T20" style:family="text">
      <style:text-properties style:text-underline-style="solid" style:text-underline-width="auto" style:text-underline-color="font-color"/>
    </style:style>
    <style:style style:name="T21"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h text:style-name="P48" text:outline-level="8">Proyecto</text:h>
            <text:p text:style-name="P6">Primer Trabajo Practico Sistemas Operativos</text:p>
          </table:table-cell>
          <table:table-cell table:style-name="Tabla1.A1" office:value-type="string">
            <text:h text:style-name="P48" text:outline-level="8">Grupo</text:h>
            <text:p text:style-name="P6"><text:s text:c="7"/><text:span text:style-name="T3">1</text:span></text:p>
          </table:table-cell>
          <table:table-cell table:style-name="Tabla1.C1" office:value-type="string">
            <text:h text:style-name="Heading_20_8" text:outline-level="8">Fecha de Vencimiento</text:h>
            <text:p text:style-name="Standard">30 de Abril de 2019 22 horas</text:p>
          </table:table-cell>
        </table:table-row>
        <table:table-row table:style-name="Tabla1.2">
          <table:table-cell table:style-name="Tabla1.A1" office:value-type="string">
            <text:h text:style-name="Heading_20_9" text:outline-level="9"><text:span text:style-name="Strong_20_Emphasis">Integrantes: Padrón, Nombre y Apellido</text:span></text:h>
          </table:table-cell>
          <table:table-cell table:style-name="Tabla1.C1" table:number-columns-spanned="2" office:value-type="string">
            <text:h text:style-name="Heading_20_9" text:outline-level="9"><text:span text:style-name="Strong_20_Emphasis">Correo Electrónico</text:span></text:h>
          </table:table-cell>
          <table:covered-table-cell/>
        </table:table-row>
        <table:table-row table:style-name="Tabla1.3">
          <table:table-cell table:style-name="Tabla1.A1" office:value-type="string">
            <text:p text:style-name="P11"><text:span text:style-name="Strong_20_Emphasis"><text:span text:style-name="T7">91076 Porras, Sherly</text:span></text:span></text:p>
            <text:p text:style-name="P11"><text:span text:style-name="Strong_20_Emphasis"><text:span text:style-name="T7">94667 Fernandez, Gonzalo</text:span></text:span></text:p>
            <text:p text:style-name="P11"><text:span text:style-name="Strong_20_Emphasis"><text:span text:style-name="T7">87039 Flores, Zoraida</text:span></text:span></text:p>
            <text:p text:style-name="P11"><text:span text:style-name="Strong_20_Emphasis"><text:span text:style-name="T7">90928 Alvarez, Natalia</text:span></text:span></text:p>
            <text:p text:style-name="P11"><text:span text:style-name="Strong_20_Emphasis"><text:span text:style-name="T7">86125 Fonzalida, Miguel</text:span></text:span></text:p>
          </table:table-cell>
          <table:table-cell table:style-name="Tabla1.C1" table:number-columns-spanned="2" office:value-type="string">
            <text:p text:style-name="P19"><text:a xlink:type="simple" xlink:href="mailto:sherfiuba@gmail.com" text:style-name="Internet_20_link" text:visited-style-name="Visited_20_Internet_20_Link"><text:span text:style-name="T20">sherfiuba@gmail.com</text:span></text:a></text:p>
            <text:p text:style-name="P19"><text:a xlink:type="simple" xlink:href="mailto:Gmf_92@gmail.com" text:style-name="Internet_20_link" text:visited-style-name="Visited_20_Internet_20_Link"><text:span text:style-name="T20">Gmf_92@gmail.com</text:span></text:a></text:p>
            <text:p text:style-name="P19"><text:a xlink:type="simple" xlink:href="mailto:zoraidayflores@gmail.com" text:style-name="Internet_20_link" text:visited-style-name="Visited_20_Internet_20_Link"><text:span text:style-name="T20">zoraidayflores@gmail.com</text:span></text:a></text:p>
            <text:p text:style-name="P19"><text:a xlink:type="simple" xlink:href="mailto:natalia.nayla.alvarez@gmail.com" text:style-name="Internet_20_link" text:visited-style-name="Visited_20_Internet_20_Link"><text:span text:style-name="T20">natalia.nayla.alvarez@gmail.com</text:span></text:a></text:p>
            <text:p text:style-name="P20"><text:a xlink:type="simple" xlink:href="mailto:Nucleo86f@gmail.com" text:style-name="Internet_20_link" text:visited-style-name="Visited_20_Internet_20_Link">Nucleo86f@gmail.com</text:a></text:p>
            <text:p text:style-name="P20"/>
          </table:table-cell>
          <table:covered-table-cell/>
        </table:table-row>
        <table:table-row table:style-name="Tabla1.3">
          <table:table-cell table:style-name="Tabla1.A4" office:value-type="string">
            <text:p text:style-name="P19"/>
          </table:table-cell>
          <table:table-cell table:style-name="Tabla1.B4" table:number-columns-spanned="2" office:value-type="string">
            <text:p text:style-name="P19"/>
          </table:table-cell>
          <table:covered-table-cell/>
        </table:table-row>
      </table:table>
      <text:p text:style-name="Standard"/>
      <table:table table:name="Tabla2" table:style-name="Tabla2">
        <table:table-column table:style-name="Tabla2.A"/>
        <table:table-row table:style-name="Tabla2.1">
          <table:table-cell table:style-name="Tabla2.A1" office:value-type="string">
            <text:h text:style-name="P48" text:outline-level="8">Instrucciones</text:h>
            <text:p text:style-name="P23">Descargar el archivo Word llamado sotp2019_1C y la planilla Excel llamada Estructuras_y_Datos</text:p>
            <text:p text:style-name="P23">En el Word se encuentra el enunciado del TP</text:p>
            <text:p text:style-name="P23">En el Excel se encuentra el layout de las estructuras, los datos del archivo de operadores, los datos del archivo de novedades, y 5 casos de prueba</text:p>
            <text:p text:style-name="P23">Armen los archivos maestros y los casos de prueba respetando la estructura</text:p>
            <text:h text:style-name="P48" text:outline-level="8">Descripción</text:h>
            <text:p text:style-name="P23">Se reciben archivos con información de piezas de correo que deben ser distribuidas por distintos operadores de logística</text:p>
            <text:p text:style-name="P23">Cada archivo contiene registros de varios operadores y se debe crear un archivo por cada operador cumpliendo con el formato especificado, previa validación del input y valorización del precio de entrega</text:p>
            <text:h text:style-name="P48" text:outline-level="8">Trabajo Por Realizar </text:h>
            <text:p text:style-name="Standard">Se debe realizar un script de instalación, uno de inicialización y un proceso que lee el input, lo valida y crea los archivos de salida. </text:p>
            <text:p text:style-name="Standard">Se debe realizar dos comandos complementarios Start y Stop para arrancar o detener el proceso</text:p>
            <text:p text:style-name="Standard">Todos en Shell script</text:p>
            <text:p text:style-name="Standard">Se debe realizar la ejecución de todo el sistema y dar evidencia de ello</text:p>
            <text:p text:style-name="Standard">Se debe crear un paquete con instrucciones para su desempaquetado, instalación y ejecución</text:p>
            <text:p text:style-name="Standard">Se debe realizar una autoevaluación indicando </text:p>
            <text:list xml:id="list1785949031" text:style-name="WW8Num25">
              <text:list-item>
                <text:p text:style-name="P31">SI, cuando la entrega cumple con lo solicitado </text:p>
              </text:list-item>
              <text:list-item>
                <text:p text:style-name="P31">NO, si no cumple con lo solicitado o no puede dar evidencia de ello </text:p>
              </text:list-item>
              <text:list-item>
                <text:p text:style-name="P31">NA si el ítem no aplica a su solución </text:p>
              </text:list-item>
            </text:list>
            <text:p text:style-name="P23">El TP vence el 30 de abril a las 22 horas, es decir que deben remitir la entrega por correo electrónico antes de esa hora.</text:p>
          </table:table-cell>
        </table:table-row>
      </table:table>
      <text:p text:style-name="Título_20_de_20_TDC">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6091986" text:style-name="Internet_20_link" text:visited-style-name="Visited_20_Internet_20_Link"><text:span text:style-name="T8">Autoevaluación<text:tab/>2</text:span></text:a></text:p>
          <text:p text:style-name="P25"><text:a xlink:type="simple" xlink:href="#__RefHeading___Toc6091987" text:style-name="Internet_20_link" text:visited-style-name="Visited_20_Internet_20_Link"><text:span text:style-name="T5">Punto 1.</text:span></text:a><text:a xlink:type="simple" xlink:href="#__RefHeading___Toc6091987" text:style-name="Internet_20_link" text:visited-style-name="Visited_20_Internet_20_Link"><text:span text:style-name="T9"><text:tab/></text:span></text:a><text:a xlink:type="simple" xlink:href="#__RefHeading___Toc6091987" text:style-name="Internet_20_link" text:visited-style-name="Visited_20_Internet_20_Link"><text:span text:style-name="T6">Entrega del TP</text:span></text:a><text:a xlink:type="simple" xlink:href="#__RefHeading___Toc6091987" text:style-name="Internet_20_link" text:visited-style-name="Visited_20_Internet_20_Link"><text:span text:style-name="T8"><text:tab/>2</text:span></text:a></text:p>
          <text:p text:style-name="P25"><text:a xlink:type="simple" xlink:href="#__RefHeading___Toc6091988" text:style-name="Internet_20_link" text:visited-style-name="Visited_20_Internet_20_Link"><text:span text:style-name="T5">Punto 2.</text:span></text:a><text:a xlink:type="simple" xlink:href="#__RefHeading___Toc6091988" text:style-name="Internet_20_link" text:visited-style-name="Visited_20_Internet_20_Link"><text:span text:style-name="T9"><text:tab/></text:span></text:a><text:a xlink:type="simple" xlink:href="#__RefHeading___Toc6091988" text:style-name="Internet_20_link" text:visited-style-name="Visited_20_Internet_20_Link"><text:span text:style-name="T6">Documentación conteniendo</text:span></text:a><text:a xlink:type="simple" xlink:href="#__RefHeading___Toc6091988" text:style-name="Internet_20_link" text:visited-style-name="Visited_20_Internet_20_Link"><text:span text:style-name="T8"><text:tab/>2</text:span></text:a></text:p>
          <text:p text:style-name="P25"><text:a xlink:type="simple" xlink:href="#__RefHeading___Toc6091989" text:style-name="Internet_20_link" text:visited-style-name="Visited_20_Internet_20_Link"><text:span text:style-name="T5">Punto 3.</text:span></text:a><text:a xlink:type="simple" xlink:href="#__RefHeading___Toc6091989" text:style-name="Internet_20_link" text:visited-style-name="Visited_20_Internet_20_Link"><text:span text:style-name="T9"><text:tab/></text:span></text:a><text:a xlink:type="simple" xlink:href="#__RefHeading___Toc6091989" text:style-name="Internet_20_link" text:visited-style-name="Visited_20_Internet_20_Link"><text:span text:style-name="T6">Archivo Readme conteniendo</text:span></text:a><text:a xlink:type="simple" xlink:href="#__RefHeading___Toc6091989" text:style-name="Internet_20_link" text:visited-style-name="Visited_20_Internet_20_Link"><text:span text:style-name="T8"><text:tab/>2</text:span></text:a></text:p>
          <text:p text:style-name="P25"><text:a xlink:type="simple" xlink:href="#__RefHeading___Toc6091990" text:style-name="Internet_20_link" text:visited-style-name="Visited_20_Internet_20_Link"><text:span text:style-name="T5">Punto 4.</text:span></text:a><text:a xlink:type="simple" xlink:href="#__RefHeading___Toc6091990" text:style-name="Internet_20_link" text:visited-style-name="Visited_20_Internet_20_Link"><text:span text:style-name="T9"><text:tab/></text:span></text:a><text:a xlink:type="simple" xlink:href="#__RefHeading___Toc6091990" text:style-name="Internet_20_link" text:visited-style-name="Visited_20_Internet_20_Link"><text:span text:style-name="T6">Paquete de instalación</text:span></text:a><text:a xlink:type="simple" xlink:href="#__RefHeading___Toc6091990" text:style-name="Internet_20_link" text:visited-style-name="Visited_20_Internet_20_Link"><text:span text:style-name="T8"><text:tab/>3</text:span></text:a></text:p>
          <text:p text:style-name="P25"><text:a xlink:type="simple" xlink:href="#__RefHeading___Toc6091991" text:style-name="Internet_20_link" text:visited-style-name="Visited_20_Internet_20_Link"><text:span text:style-name="T5">Punto 5.</text:span></text:a><text:a xlink:type="simple" xlink:href="#__RefHeading___Toc6091991" text:style-name="Internet_20_link" text:visited-style-name="Visited_20_Internet_20_Link"><text:span text:style-name="T9"><text:tab/></text:span></text:a><text:a xlink:type="simple" xlink:href="#__RefHeading___Toc6091991" text:style-name="Internet_20_link" text:visited-style-name="Visited_20_Internet_20_Link"><text:span text:style-name="T6">Test del paquete de instalación</text:span></text:a><text:a xlink:type="simple" xlink:href="#__RefHeading___Toc6091991" text:style-name="Internet_20_link" text:visited-style-name="Visited_20_Internet_20_Link"><text:span text:style-name="T8"><text:tab/>3</text:span></text:a></text:p>
          <text:p text:style-name="P25"><text:a xlink:type="simple" xlink:href="#__RefHeading___Toc6091992" text:style-name="Internet_20_link" text:visited-style-name="Visited_20_Internet_20_Link"><text:span text:style-name="T5">Punto 6.</text:span></text:a><text:a xlink:type="simple" xlink:href="#__RefHeading___Toc6091992" text:style-name="Internet_20_link" text:visited-style-name="Visited_20_Internet_20_Link"><text:span text:style-name="T9"><text:tab/></text:span></text:a><text:a xlink:type="simple" xlink:href="#__RefHeading___Toc6091992" text:style-name="Internet_20_link" text:visited-style-name="Visited_20_Internet_20_Link"><text:span text:style-name="T6">Instalación</text:span></text:a><text:a xlink:type="simple" xlink:href="#__RefHeading___Toc6091992" text:style-name="Internet_20_link" text:visited-style-name="Visited_20_Internet_20_Link"><text:span text:style-name="T8"><text:tab/>3</text:span></text:a></text:p>
          <text:p text:style-name="P25"><text:soft-page-break/><text:a xlink:type="simple" xlink:href="#__RefHeading___Toc6091993" text:style-name="Internet_20_link" text:visited-style-name="Visited_20_Internet_20_Link"><text:span text:style-name="T5">Punto 7.</text:span></text:a><text:a xlink:type="simple" xlink:href="#__RefHeading___Toc6091993" text:style-name="Internet_20_link" text:visited-style-name="Visited_20_Internet_20_Link"><text:span text:style-name="T9"><text:tab/></text:span></text:a><text:a xlink:type="simple" xlink:href="#__RefHeading___Toc6091993" text:style-name="Internet_20_link" text:visited-style-name="Visited_20_Internet_20_Link"><text:span text:style-name="T6">Prueba de la instalación</text:span></text:a><text:a xlink:type="simple" xlink:href="#__RefHeading___Toc6091993" text:style-name="Internet_20_link" text:visited-style-name="Visited_20_Internet_20_Link"><text:span text:style-name="T8"><text:tab/>4</text:span></text:a></text:p>
          <text:p text:style-name="P25"><text:a xlink:type="simple" xlink:href="#__RefHeading___Toc6091994" text:style-name="Internet_20_link" text:visited-style-name="Visited_20_Internet_20_Link"><text:span text:style-name="T5">Punto 8.</text:span></text:a><text:a xlink:type="simple" xlink:href="#__RefHeading___Toc6091994" text:style-name="Internet_20_link" text:visited-style-name="Visited_20_Internet_20_Link"><text:span text:style-name="T9"><text:tab/></text:span></text:a><text:a xlink:type="simple" xlink:href="#__RefHeading___Toc6091994" text:style-name="Internet_20_link" text:visited-style-name="Visited_20_Internet_20_Link"><text:span text:style-name="T6">Inicialización</text:span></text:a><text:a xlink:type="simple" xlink:href="#__RefHeading___Toc6091994" text:style-name="Internet_20_link" text:visited-style-name="Visited_20_Internet_20_Link"><text:span text:style-name="T8"><text:tab/>5</text:span></text:a></text:p>
          <text:p text:style-name="P25"><text:a xlink:type="simple" xlink:href="#__RefHeading___Toc6091995" text:style-name="Internet_20_link" text:visited-style-name="Visited_20_Internet_20_Link"><text:span text:style-name="T5">Punto 9.</text:span></text:a><text:a xlink:type="simple" xlink:href="#__RefHeading___Toc6091995" text:style-name="Internet_20_link" text:visited-style-name="Visited_20_Internet_20_Link"><text:span text:style-name="T9"><text:tab/></text:span></text:a><text:a xlink:type="simple" xlink:href="#__RefHeading___Toc6091995" text:style-name="Internet_20_link" text:visited-style-name="Visited_20_Internet_20_Link"><text:span text:style-name="T6">Prueba de inicialización</text:span></text:a><text:a xlink:type="simple" xlink:href="#__RefHeading___Toc6091995" text:style-name="Internet_20_link" text:visited-style-name="Visited_20_Internet_20_Link"><text:span text:style-name="T8"><text:tab/>6</text:span></text:a></text:p>
          <text:p text:style-name="P25"><text:a xlink:type="simple" xlink:href="#__RefHeading___Toc6091996" text:style-name="Internet_20_link" text:visited-style-name="Visited_20_Internet_20_Link"><text:span text:style-name="T5">Punto 10.</text:span></text:a><text:a xlink:type="simple" xlink:href="#__RefHeading___Toc6091996" text:style-name="Internet_20_link" text:visited-style-name="Visited_20_Internet_20_Link"><text:span text:style-name="T9"><text:tab/></text:span></text:a><text:a xlink:type="simple" xlink:href="#__RefHeading___Toc6091996" text:style-name="Internet_20_link" text:visited-style-name="Visited_20_Internet_20_Link"><text:span text:style-name="T6">Proceso</text:span></text:a><text:a xlink:type="simple" xlink:href="#__RefHeading___Toc6091996" text:style-name="Internet_20_link" text:visited-style-name="Visited_20_Internet_20_Link"><text:span text:style-name="T8"><text:tab/>7</text:span></text:a></text:p>
          <text:p text:style-name="P25"><text:a xlink:type="simple" xlink:href="#__RefHeading___Toc6091997" text:style-name="Internet_20_link" text:visited-style-name="Visited_20_Internet_20_Link"><text:span text:style-name="T5">Punto 11.</text:span></text:a><text:a xlink:type="simple" xlink:href="#__RefHeading___Toc6091997" text:style-name="Internet_20_link" text:visited-style-name="Visited_20_Internet_20_Link"><text:span text:style-name="T9"><text:tab/></text:span></text:a><text:a xlink:type="simple" xlink:href="#__RefHeading___Toc6091997" text:style-name="Internet_20_link" text:visited-style-name="Visited_20_Internet_20_Link"><text:span text:style-name="T6">Start y Stop</text:span></text:a><text:a xlink:type="simple" xlink:href="#__RefHeading___Toc6091997" text:style-name="Internet_20_link" text:visited-style-name="Visited_20_Internet_20_Link"><text:span text:style-name="T8"><text:tab/>8</text:span></text:a></text:p>
          <text:p text:style-name="P25"><text:a xlink:type="simple" xlink:href="#__RefHeading___Toc6091998" text:style-name="Internet_20_link" text:visited-style-name="Visited_20_Internet_20_Link"><text:span text:style-name="T5">Punto 12.</text:span></text:a><text:a xlink:type="simple" xlink:href="#__RefHeading___Toc6091998" text:style-name="Internet_20_link" text:visited-style-name="Visited_20_Internet_20_Link"><text:span text:style-name="T9"><text:tab/></text:span></text:a><text:a xlink:type="simple" xlink:href="#__RefHeading___Toc6091998" text:style-name="Internet_20_link" text:visited-style-name="Visited_20_Internet_20_Link"><text:span text:style-name="T6">Prueba del Proceso</text:span></text:a><text:a xlink:type="simple" xlink:href="#__RefHeading___Toc6091998" text:style-name="Internet_20_link" text:visited-style-name="Visited_20_Internet_20_Link"><text:span text:style-name="T8"><text:tab/>8</text:span></text:a></text:p>
        </text:index-body>
      </text:table-of-content>
      <text:p text:style-name="P12"/>
      <text:p text:style-name="Standard"/>
      <text:p text:style-name="Standard"/>
      <text:p text:style-name="Standard"/>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h text:style-name="P24" text:outline-level="1"><text:bookmark-start text:name="__RefHeading___Toc6091986"/>Autoevaluación<text:bookmark-end text:name="__RefHeading___Toc6091986"/></text:h>
          </table:table-cell>
          <table:table-cell table:style-name="Tabla3.A1" office:value-type="string">
            <text:h text:style-name="P47" text:outline-level="6">SI – NO – NA</text:h>
          </table:table-cell>
          <table:table-cell table:style-name="Tabla3.A1" office:value-type="string">
            <text:h text:style-name="P47" text:outline-level="6">Corrección</text:h>
          </table:table-cell>
          <table:table-cell table:style-name="Tabla3.D1" office:value-type="string">
            <text:h text:style-name="P47" text:outline-level="6">Obs</text:h>
          </table:table-cell>
        </table:table-row>
        <table:table-row table:style-name="Tabla3.2">
          <table:table-cell table:style-name="Tabla3.A2" table:number-columns-spanned="4" office:value-type="string">
            <text:list xml:id="list3691638922" text:style-name="WW8Num22">
              <text:list-item>
                <text:h text:style-name="P46" text:outline-level="3"><text:bookmark-start text:name="__RefHeading___Toc6091987"/>Entrega del TP<text:bookmark-end text:name="__RefHeading___Toc6091987"/></text:h>
              </text:list-item>
            </text:list>
          </table:table-cell>
          <table:covered-table-cell/>
          <table:covered-table-cell/>
          <table:covered-table-cell/>
        </table:table-row>
        <table:table-row table:style-name="Tabla3.2">
          <table:table-cell table:style-name="Tabla3.A3" office:value-type="string">
            <text:list xml:id="list1967893151" text:style-name="WW8Num23">
              <text:list-item>
                <text:p text:style-name="P32">Entrega realizada a tiempo y conteniendo:</text:p>
              </text:list-item>
            </text:list>
          </table:table-cell>
          <table:table-cell table:style-name="Tabla3.A3" office:value-type="string">
            <text:p text:style-name="P9">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3" office:value-type="string">
            <text:list xml:id="list163944687225660" text:continue-numbering="true" text:style-name="WW8Num23">
              <text:list-item>
                <text:p text:style-name="P32">Documentación fuera del paquete</text:p>
              </text:list-item>
            </text:list>
          </table:table-cell>
          <table:table-cell table:style-name="Tabla3.A3" office:value-type="string">
            <text:p text:style-name="P9">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3" office:value-type="string">
            <text:list xml:id="list163943912608834" text:continue-numbering="true" text:style-name="WW8Num23">
              <text:list-item>
                <text:p text:style-name="P32">Paquete de instalación conteniendo comandos y archivos maestros</text:p>
              </text:list-item>
            </text:list>
          </table:table-cell>
          <table:table-cell table:style-name="Tabla3.A3" office:value-type="string">
            <text:p text:style-name="P9">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3" office:value-type="string">
            <text:list xml:id="list163942951062161" text:continue-numbering="true" text:style-name="WW8Num23">
              <text:list-item>
                <text:p text:style-name="P32">archivos de prueba de la catedra; archivos de prueba propios</text:p>
              </text:list-item>
            </text:list>
          </table:table-cell>
          <table:table-cell table:style-name="Tabla3.A3" office:value-type="string">
            <text:p text:style-name="P9">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3" office:value-type="string">
            <text:list xml:id="list163943506428733" text:continue-numbering="true" text:style-name="WW8Num23">
              <text:list-item>
                <text:p text:style-name="P32">log de instalación; archivo de configuración; log de inicialización log de proceso</text:p>
              </text:list-item>
            </text:list>
          </table:table-cell>
          <table:table-cell table:style-name="Tabla3.A3" office:value-type="string">
            <text:p text:style-name="P9">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3" office:value-type="string">
            <text:list xml:id="list163944307978972" text:continue-numbering="true" text:style-name="WW8Num23">
              <text:list-item>
                <text:p text:style-name="P32">archivo de OCA; archivo de FAST MAIL archivo de ANDREANI archivo de RAPIENTREGA; archivo de rechazados;</text:p>
              </text:list-item>
            </text:list>
          </table:table-cell>
          <table:table-cell table:style-name="Tabla3.A3" office:value-type="string">
            <text:p text:style-name="P30">SI</text:p>
          </table:table-cell>
          <table:table-cell table:style-name="Tabla3.A3" office:value-type="string">
            <text:p text:style-name="P4"/>
          </table:table-cell>
          <table:table-cell table:style-name="Tabla3.D3" office:value-type="string">
            <text:p text:style-name="P4"/>
          </table:table-cell>
        </table:table-row>
        <table:table-row table:style-name="Tabla3.2">
          <table:table-cell table:style-name="Tabla3.A9" table:number-columns-spanned="4" office:value-type="string">
            <text:list xml:id="list163943190607856" text:continue-list="list3691638922" text:style-name="WW8Num22">
              <text:list-item>
                <text:h text:style-name="P46" text:outline-level="3"><text:bookmark-start text:name="__RefHeading___Toc6091988"/>Documentación conteniendo<text:bookmark-end text:name="__RefHeading___Toc6091988"/></text:h>
              </text:list-item>
            </text:list>
          </table:table-cell>
          <table:covered-table-cell/>
          <table:covered-table-cell/>
          <table:covered-table-cell/>
        </table:table-row>
        <table:table-row table:style-name="Tabla3.10">
          <table:table-cell table:style-name="Tabla3.A1" office:value-type="string">
            <text:list xml:id="list163942955533471" text:continue-list="list163944307978972" text:style-name="WW8Num23">
              <text:list-item>
                <text:p text:style-name="P32">El listado completo de integrantes; El número de grupo en todas las hojas y numeradas; La planilla autoevaluación completa; Este enunciado</text:p>
              </text:list-item>
            </text:list>
          </table:table-cell>
          <table:table-cell table:style-name="Tabla3.A1" office:value-type="string">
            <text:p text:style-name="P9"/>
            <text:p text:style-name="P9"><text:s text:c="2"/>SI</text:p>
          </table:table-cell>
          <table:table-cell table:style-name="Tabla3.A1" office:value-type="string">
            <text:p text:style-name="P4"/>
          </table:table-cell>
          <table:table-cell table:style-name="Tabla3.D1" office:value-type="string">
            <text:p text:style-name="P4"/>
          </table:table-cell>
        </table:table-row>
        <table:table-row table:style-name="Tabla3.11">
          <table:table-cell table:style-name="Tabla3.A1" office:value-type="string">
            <text:list xml:id="list163944536119459" text:continue-numbering="true" text:style-name="WW8Num23">
              <text:list-item>
                <text:p text:style-name="P32">El ítem hipótesis y aclaraciones</text:p>
              </text:list-item>
            </text:list>
            <text:p text:style-name="Standard">todas las hipótesis y aclaraciones que han asumido en la resolución del TP</text:p>
          </table:table-cell>
          <table:table-cell table:style-name="Tabla3.A1" office:value-type="string">
            <text:p text:style-name="P8"/>
            <text:p text:style-name="P30"/>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63944247238862" text:continue-numbering="true" text:style-name="WW8Num23">
              <text:list-item>
                <text:p text:style-name="P32">El ítem problemas relevantes </text:p>
              </text:list-item>
            </text:list>
            <text:p text:style-name="Standard">lista de los problemas relevantes que se hayan presentado durante el desarrollo y como lograron resolverlos.</text:p>
          </table:table-cell>
          <table:table-cell table:style-name="Tabla3.A1" office:value-type="string">
            <text:p text:style-name="P30"/>
          </table:table-cell>
          <table:table-cell table:style-name="Tabla3.A1" office:value-type="string">
            <text:p text:style-name="P4"/>
          </table:table-cell>
          <table:table-cell table:style-name="Tabla3.D1" office:value-type="string">
            <text:p text:style-name="P4"/>
          </table:table-cell>
        </table:table-row>
        <table:table-row table:style-name="Tabla3.13">
          <table:table-cell table:style-name="Tabla3.A1" office:value-type="string">
            <text:list xml:id="list163943457179808" text:continue-numbering="true" text:style-name="WW8Num23">
              <text:list-item>
                <text:p text:style-name="P32">El ítem README</text:p>
              </text:list-item>
            </text:list>
            <text:p text:style-name="Standard">El mismo texto del archivo readme incluido en el paquete de instalación</text:p>
          </table:table-cell>
          <table:table-cell table:style-name="Tabla3.A1" office:value-type="string">
            <text:p text:style-name="P8"/>
            <text:p text:style-name="P8"><text:s text:c="2"/><text:span text:style-name="T3">SI</text:span></text:p>
          </table:table-cell>
          <table:table-cell table:style-name="Tabla3.A1" office:value-type="string">
            <text:p text:style-name="P4"/>
          </table:table-cell>
          <table:table-cell table:style-name="Tabla3.D1" office:value-type="string">
            <text:p text:style-name="P4"/>
          </table:table-cell>
        </table:table-row>
        <table:table-row table:style-name="Tabla3.1">
          <table:table-cell table:style-name="Tabla3.A1" office:value-type="string">
            <text:list xml:id="list163944994723467" text:continue-numbering="true" text:style-name="WW8Num23">
              <text:list-item>
                <text:p text:style-name="P32">El ítem Estructuras </text:p>
              </text:list-item>
            </text:list>
            <text:p text:style-name="Standard">Un listado de las estructuras definidas en el excel</text:p>
          </table:table-cell>
          <table:table-cell table:style-name="Tabla3.A1" office:value-type="string">
            <text:p text:style-name="P8"/>
            <text:p text:style-name="P8"><text:s text:c="3"/></text:p>
          </table:table-cell>
          <table:table-cell table:style-name="Tabla3.A1" office:value-type="string">
            <text:p text:style-name="P4"/>
          </table:table-cell>
          <table:table-cell table:style-name="Tabla3.D1" office:value-type="string">
            <text:p text:style-name="P4"/>
          </table:table-cell>
        </table:table-row>
        <table:table-row table:style-name="Tabla3.1">
          <table:table-cell table:style-name="Tabla3.A1" office:value-type="string">
            <text:list xml:id="list163944621707221" text:continue-numbering="true" text:style-name="WW8Num23">
              <text:list-item>
                <text:p text:style-name="P32">El ítem Comandos y Archivos auxiliares</text:p>
              </text:list-item>
            </text:list>
            <text:p text:style-name="Standard">Opcionalmente, si ha creado nuevos comandos, escriba aquí el listado de comandos auxiliares con una explicación de para qué y donde lo usa</text:p>
            <text:p text:style-name="Standard">Opcionalmente, si ha creado nuevos archivos, escriba aquí el listado de archivos auxiliares con una explicación de para qué y donde lo usa</text:p>
          </table:table-cell>
          <table:table-cell table:style-name="Tabla3.A1" office:value-type="string">
            <text:p text:style-name="P8"/>
            <text:p text:style-name="P8"/>
            <text:p text:style-name="P8"/>
            <text:p text:style-name="P30">NO</text:p>
            <text:p text:style-name="P8"><text:s text:c="3"/></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63943409584621" text:continue-numbering="true" text:style-name="WW8Num23">
              <text:list-item>
                <text:p text:style-name="P32">El ítem listado de archivos de prueba</text:p>
              </text:list-item>
            </text:list>
            <text:p text:style-name="Standard">Listado de los nombres de archivos de prueba (filename) remitidos por la practica </text:p>
            <text:p text:style-name="Standard">Listado de los nombres de archivos de prueba (filename) creados por el grupo indicando que casos de prueba representan</text:p>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p text:style-name="Standard">Cualquier otro ítem que quieran agregar</text:p>
          </table:table-cell>
          <table:table-cell table:style-name="Tabla3.A1" office:value-type="string">
            <text:p text:style-name="P44">NO</text:p>
          </table:table-cell>
          <table:table-cell table:style-name="Tabla3.A1" office:value-type="string">
            <text:p text:style-name="P10"/>
          </table:table-cell>
          <table:table-cell table:style-name="Tabla3.D1" office:value-type="string">
            <text:p text:style-name="P10"/>
          </table:table-cell>
        </table:table-row>
        <text:soft-page-break/>
        <table:table-row table:style-name="Tabla3.2">
          <table:table-cell table:style-name="Tabla3.D1" table:number-columns-spanned="4" office:value-type="string">
            <text:list xml:id="list163943828822963" text:continue-list="list163943190607856" text:style-name="WW8Num22">
              <text:list-item>
                <text:h text:style-name="P46" text:outline-level="3"><text:bookmark-start text:name="__RefHeading___Toc6091989"/>Archivo Readme conteniendo<text:bookmark-end text:name="__RefHeading___Toc6091989"/></text:h>
              </text:list-item>
            </text:list>
          </table:table-cell>
          <table:covered-table-cell/>
          <table:covered-table-cell/>
          <table:covered-table-cell/>
        </table:table-row>
        <table:table-row table:style-name="Tabla3.19">
          <table:table-cell table:style-name="Tabla3.A19" office:value-type="string">
            <text:list xml:id="list163943509502072" text:continue-list="list163943409584621" text:style-name="WW8Num23">
              <text:list-item>
                <text:p text:style-name="P32">los requisitos del sistema</text:p>
              </text:list-item>
            </text:list>
            <text:p text:style-name="Standard">Una explicación sobre que se requiere para poder instalar y/o ejecutar el sistema </text:p>
          </table:table-cell>
          <table:table-cell table:style-name="Tabla3.A19" office:value-type="string">
            <text:p text:style-name="P8"/>
            <text:p text:style-name="P8"><text:s text:c="3"/><text:span text:style-name="T3">SI</text:span></text:p>
          </table:table-cell>
          <table:table-cell table:style-name="Tabla3.A19" office:value-type="string">
            <text:p text:style-name="P4"/>
          </table:table-cell>
          <table:table-cell table:style-name="Tabla3.A2" office:value-type="string">
            <text:p text:style-name="P4"/>
          </table:table-cell>
        </table:table-row>
        <table:table-row table:style-name="Tabla3.20">
          <table:table-cell table:style-name="Tabla3.A20" office:value-type="string">
            <text:list xml:id="list163943791381819" text:continue-numbering="true" text:style-name="WW8Num23">
              <text:list-item>
                <text:p text:style-name="P32">las instrucciones de descarga </text:p>
              </text:list-item>
            </text:list>
            <text:p text:style-name="Standard">Una explicación de cómo descargar el paquete </text:p>
            <text:p text:style-name="Standard">Una explicación de cómo descomprimir </text:p>
            <text:p text:style-name="Standard">Una explicación de lo que se crea a partir de la descompresión</text:p>
          </table:table-cell>
          <table:table-cell table:style-name="Tabla3.A20" office:value-type="string">
            <text:p text:style-name="P8"/>
            <text:p text:style-name="P8"><text:s text:c="3"/><text:span text:style-name="T3">SI</text:span></text:p>
            <text:p text:style-name="P8"/>
            <text:p text:style-name="P8"/>
          </table:table-cell>
          <table:table-cell table:style-name="Tabla3.A20" office:value-type="string">
            <text:p text:style-name="P4"/>
          </table:table-cell>
          <table:table-cell table:style-name="Tabla3.D20" office:value-type="string">
            <text:p text:style-name="P4"/>
          </table:table-cell>
        </table:table-row>
        <table:table-row table:style-name="Tabla3.21">
          <table:table-cell table:style-name="Tabla3.A20" office:value-type="string">
            <text:list xml:id="list163944610391835" text:continue-numbering="true" text:style-name="WW8Num23">
              <text:list-item>
                <text:p text:style-name="P32">las instrucciones de instalación </text:p>
              </text:list-item>
            </text:list>
            <text:p text:style-name="Standard">Una explicación de cómo se hace una instalación o reparación Que deja la instalación y dónde</text:p>
          </table:table-cell>
          <table:table-cell table:style-name="Tabla3.A20" office:value-type="string">
            <text:p text:style-name="P8"/>
            <text:p text:style-name="P8"><text:s text:c="3"/><text:span text:style-name="T3">SI</text:span></text:p>
          </table:table-cell>
          <table:table-cell table:style-name="Tabla3.A20" office:value-type="string">
            <text:p text:style-name="P4"/>
          </table:table-cell>
          <table:table-cell table:style-name="Tabla3.D20" office:value-type="string">
            <text:p text:style-name="P4"/>
          </table:table-cell>
        </table:table-row>
        <table:table-row table:style-name="Tabla3.19">
          <table:table-cell table:style-name="Tabla3.A20" office:value-type="string">
            <text:list xml:id="list163942962571110" text:continue-numbering="true" text:style-name="WW8Num23">
              <text:list-item>
                <text:p text:style-name="P32">las instrucciones de ejecución </text:p>
              </text:list-item>
            </text:list>
            <text:p text:style-name="Standard">Pasos para poder ejecutar el sistema y forma de invocación de cada comando</text:p>
            <text:p text:style-name="Standard">Como arrancar o detener el proceso</text:p>
          </table:table-cell>
          <table:table-cell table:style-name="Tabla3.A20" office:value-type="string">
            <text:p text:style-name="P8"/>
            <text:p text:style-name="P8"><text:s text:c="3"/><text:span text:style-name="T3">SI</text:span></text:p>
          </table:table-cell>
          <table:table-cell table:style-name="Tabla3.A20" office:value-type="string">
            <text:p text:style-name="P4"/>
          </table:table-cell>
          <table:table-cell table:style-name="Tabla3.D20" office:value-type="string">
            <text:p text:style-name="P4"/>
          </table:table-cell>
        </table:table-row>
        <table:table-row table:style-name="Tabla3.2">
          <table:table-cell table:style-name="Tabla3.D1" table:number-columns-spanned="4" office:value-type="string">
            <text:list xml:id="list163943878307835" text:continue-list="list163943828822963" text:style-name="WW8Num22">
              <text:list-item>
                <text:h text:style-name="P46" text:outline-level="3"><text:bookmark-start text:name="__RefHeading___Toc6091990"/>Paquete de instalación<text:bookmark-end text:name="__RefHeading___Toc6091990"/></text:h>
              </text:list-item>
            </text:list>
          </table:table-cell>
          <table:covered-table-cell/>
          <table:covered-table-cell/>
          <table:covered-table-cell/>
        </table:table-row>
        <table:table-row table:style-name="Tabla3.24">
          <table:table-cell table:style-name="Tabla3.D1" table:number-columns-spanned="4" office:value-type="string">
            <text:p text:style-name="Standard">El paquete de instalación deberá estar contenido en un único archivo instalable en formato “.tgz” con todos los archivos y directorios empaquetados en un archivo “tar” y luego comprimido con “gzip. </text:p>
          </table:table-cell>
          <table:covered-table-cell/>
          <table:covered-table-cell/>
          <table:covered-table-cell/>
        </table:table-row>
        <table:table-row table:style-name="Tabla3.25">
          <table:table-cell table:style-name="Tabla3.D1" table:number-columns-spanned="4" office:value-type="string">
            <text:p text:style-name="Standard">DIRECTORIO DE TRABAJO </text:p>
            <text:p text:style-name="Standard">Toda la instalación debe realizarse bajo un mismo directorio de trabajo llamado Grupoxx donde xx es su número de grupo </text:p>
            <text:p text:style-name="Standard">NOTA: Todo el camino (path) que va desde la raíz hasta Grupoxx lo denominaremos genéricamente $GRUPO </text:p>
          </table:table-cell>
          <table:covered-table-cell/>
          <table:covered-table-cell/>
          <table:covered-table-cell/>
        </table:table-row>
        <table:table-row table:style-name="Tabla3.1">
          <table:table-cell table:style-name="Tabla3.D1" table:number-columns-spanned="4" office:value-type="string">
            <text:p text:style-name="Standard">SUB DIRECTORIO DE CONFIGURACIÓN</text:p>
            <text:p text:style-name="Standard">La extracción del paquete debe generar en $GRUPO un subdirectorio /conf</text:p>
            <text:p text:style-name="Standard">NOTA: Este nombre es reservado. Ningún comando puede crear otro subdirectorio /conf en otra parte del sistema.</text:p>
          </table:table-cell>
          <table:covered-table-cell/>
          <table:covered-table-cell/>
          <table:covered-table-cell/>
        </table:table-row>
        <table:table-row table:style-name="Tabla3.2">
          <table:table-cell table:style-name="Tabla3.D1" table:number-columns-spanned="4" office:value-type="string">
            <text:list xml:id="list163944679202599" text:continue-numbering="true" text:style-name="WW8Num22">
              <text:list-item>
                <text:h text:style-name="P46" text:outline-level="3"><text:bookmark-start text:name="__RefHeading___Toc6091991"/>Test del paquete de instalación<text:bookmark-end text:name="__RefHeading___Toc6091991"/></text:h>
              </text:list-item>
            </text:list>
          </table:table-cell>
          <table:covered-table-cell/>
          <table:covered-table-cell/>
          <table:covered-table-cell/>
        </table:table-row>
        <table:table-row table:style-name="Tabla3.28">
          <table:table-cell table:style-name="Tabla3.A1" office:value-type="string">
            <text:list xml:id="list163944740253556" text:continue-list="list163942962571110" text:style-name="WW8Num23">
              <text:list-item>
                <text:p text:style-name="P32">Test: ¿Al extraer el paquete, se verifica la existencia de los directorios de trabajo los comandos y los archivos maestros?</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28">
          <table:table-cell table:style-name="Tabla3.A1" office:value-type="string">
            <text:list xml:id="list163944593890569" text:continue-numbering="true" text:style-name="WW8Num23">
              <text:list-item>
                <text:p text:style-name="P32">Test: comprobar que Ningún comando puede leer o grabar información del sistema fuera del directorio $Grupo</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28">
          <table:table-cell table:style-name="Tabla3.A1" office:value-type="string">
            <text:list xml:id="list163943753715770" text:continue-numbering="true" text:style-name="WW8Num23">
              <text:list-item>
                <text:p text:style-name="P32">Test: comprobar que reserva el original en algun sitio</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D1" table:number-columns-spanned="4" office:value-type="string">
            <text:list xml:id="list163942925701600" text:continue-list="list163944679202599" text:style-name="WW8Num22">
              <text:list-item>
                <text:h text:style-name="P46" text:outline-level="3"><text:bookmark-start text:name="__RefHeading___Toc6091992"/>Instalación<text:bookmark-end text:name="__RefHeading___Toc6091992"/></text:h>
              </text:list-item>
            </text:list>
          </table:table-cell>
          <table:covered-table-cell/>
          <table:covered-table-cell/>
          <table:covered-table-cell/>
        </table:table-row>
        <table:table-row table:style-name="Tabla3.32">
          <table:table-cell table:style-name="Tabla3.D1" table:number-columns-spanned="4" office:value-type="string">
            <text:p text:style-name="P14">El comando debe soportar los siguientes escenarios </text:p>
            <text:p text:style-name="Standard">El sistema nunca fue instalado (se deberá instalar el sistema) </text:p>
            <text:p text:style-name="Standard">El sistema está bien instalado (no se deberá instalar el sistema, solo mostrar datos de la instalación) </text:p>
            <text:p text:style-name="Standard">El sistema está instalado, pero está incompleto (se deberá reparar<text:span text:style-name="Footnote_20_Symbol"><text:span text:style-name="T15"><text:note text:id="ftn1" text:note-class="footnote"><text:note-citation>1</text:note-citation><text:note-body><text:p text:style-name="Footnote"><text:span text:style-name="T14"><text:s/></text:span><text:span text:style-name="T4">cree un subdirectorio reservado para la instalación para salvaguardar el paquete original (completo) asi podrá reparar el sistema. Indique en las Hipótesis cual es el nombre de ese directorio</text:span></text:p></text:note-body></text:note></text:span></text:span> la instalación siempre que se pueda)</text:p>
            <text:p text:style-name="Standard">Invoque la reparación con la opción -r</text:p>
          </table:table-cell>
          <table:covered-table-cell/>
          <table:covered-table-cell/>
          <table:covered-table-cell/>
        </table:table-row>
        <table:table-row table:style-name="Tabla3.1">
          <table:table-cell table:style-name="Tabla3.D1" table:number-columns-spanned="4" office:value-type="string">
            <text:p text:style-name="Standard">Configurar los nombres de los directorios. Solicitar al usuario que defina </text:p>
            <text:list xml:id="list275590378" text:style-name="WW8Num19">
              <text:list-item>
                <text:list>
                  <text:list-item>
                    <text:p text:style-name="P49">El directorio de ejecutables</text:p>
                  </text:list-item>
                  <text:list-item>
                    <text:p text:style-name="P49">El directorio de archivos maestros </text:p>
                  </text:list-item>
                  <text:list-item>
                    <text:p text:style-name="P49">El directorio de arribo de archivos externos, es decir, los archivos de novedades con <text:soft-page-break/>las entregas a realizar</text:p>
                  </text:list-item>
                  <text:list-item>
                    <text:p text:style-name="P49">El directorio donde se depositan temporalmente las novedades aceptadas para que luego se procesen</text:p>
                  </text:list-item>
                  <text:list-item>
                    <text:p text:style-name="P49">El directorio donde se depositan todos los archivos rechazados</text:p>
                  </text:list-item>
                  <text:list-item>
                    <text:p text:style-name="P49">El directorio donde se depositan los archivos ya procesados </text:p>
                  </text:list-item>
                  <text:list-item>
                    <text:p text:style-name="P49">El directorio donde se depositan los archivos de salida</text:p>
                  </text:list-item>
                </text:list>
              </text:list-item>
            </text:list>
            <text:p text:style-name="Standard">Advertir que los logs del sistema se depositan en /conf/log<text:span text:style-name="Footnote_20_Symbol"><text:span text:style-name="T15"><text:note text:id="ftn2" text:note-class="footnote"><text:note-citation>2</text:note-citation><text:note-body><text:p text:style-name="Footnote"><text:span text:style-name="T14"><text:s/></text:span>Todos los logs se graban en este directorio</text:p></text:note-body></text:note></text:span></text:span></text:p>
          </table:table-cell>
          <table:covered-table-cell/>
          <table:covered-table-cell/>
          <table:covered-table-cell/>
        </table:table-row>
        <table:table-row table:style-name="Tabla3.34">
          <table:table-cell table:style-name="Tabla3.D1" table:number-columns-spanned="4" office:value-type="string">
            <text:p text:style-name="Standard">En todos los casos, cuando se Interactúa con el usuario se debe proponer un valor por default para el nombre del directorio mostrándolo entre paréntesis. </text:p>
            <text:p text:style-name="P15">Ejemplo: Defina el directorio de ejecutables ($grupo/bin):</text:p>
          </table:table-cell>
          <table:covered-table-cell/>
          <table:covered-table-cell/>
          <table:covered-table-cell/>
        </table:table-row>
        <table:table-row table:style-name="Tabla3.35">
          <table:table-cell table:style-name="Tabla3.D1" table:number-columns-spanned="4" office:value-type="string">
            <text:p text:style-name="Standard">Evitar nombres de directorios duplicados (dos directorios con igual nombre) </text:p>
            <text:p text:style-name="Standard">Evitar el nombre de directorio /conf (se considera nombre reservado)</text:p>
          </table:table-cell>
          <table:covered-table-cell/>
          <table:covered-table-cell/>
          <table:covered-table-cell/>
        </table:table-row>
        <table:table-row table:style-name="Tabla3.36">
          <table:table-cell table:style-name="Tabla3.D1" table:number-columns-spanned="4" office:value-type="string">
            <text:p text:style-name="P14">confirmación de la instalación</text:p>
            <text:p text:style-name="Standard">Cuando el usuario termina de configurar los nombres de directorios, mostrar los valores que ingresó, como va a quedar la estructura, y solicitarle que confirme para continuar</text:p>
            <text:p text:style-name="P15">Ejemplo:</text:p>
            <text:p text:style-name="Standard"><text:span text:style-name="T12">TP SO7508 </text:span><text:span text:style-name="T12"><text:user-defined style:data-style-name="N0" text:name="Cuatrimestre">Primer Cuatrimestre 2019</text:user-defined></text:span><text:span text:style-name="T12">. Copyright © Grupo xx</text:span></text:p>
            <text:p text:style-name="P15">Directorio padre: $grupo</text:p>
            <text:p text:style-name="P15">Directorio de configuración: /conf</text:p>
            <text:p text:style-name="P15">Archivos de log: conf/log</text:p>
            <text:p text:style-name="P15">Librería de ejecutables:</text:p>
            <text:p text:style-name="P15">Repositorio de maestros:</text:p>
            <text:p text:style-name="P15">Directorio para el arribo de archivos externos: …</text:p>
            <text:p text:style-name="P15">Directorio para los archivos aceptados…</text:p>
            <text:p text:style-name="P15">Directorio para los archivos rechazados…</text:p>
            <text:p text:style-name="P15">Directorio para Archivos procesados…</text:p>
            <text:p text:style-name="P15">Directorio para los archivos de salida</text:p>
            <text:p text:style-name="P15">Estado de la instalación: LISTA</text:p>
            <text:p text:style-name="P16">¿Confirma la instalación? (SI-NO): _</text:p>
          </table:table-cell>
          <table:covered-table-cell/>
          <table:covered-table-cell/>
          <table:covered-table-cell/>
        </table:table-row>
        <table:table-row table:style-name="Tabla3.37">
          <table:table-cell table:style-name="Tabla3.D1" table:number-columns-spanned="4" office:value-type="string">
            <text:p text:style-name="Standard">No ir creando directorios hasta no tener la confirmación de la instalación</text:p>
          </table:table-cell>
          <table:covered-table-cell/>
          <table:covered-table-cell/>
          <table:covered-table-cell/>
        </table:table-row>
        <table:table-row table:style-name="Tabla3.36">
          <table:table-cell table:style-name="Tabla3.D1" table:number-columns-spanned="4" office:value-type="string">
            <text:p text:style-name="Standard">Si el usuario indica <text:span text:style-name="T10">No</text:span>, volver a solicitar los directorios, pero esta vez mostrando como default lo recientemente ingresado, en lugar de los propuestos inicialmente (es decir, que el script debe tener memoria de los valores ingresados previamente)</text:p>
          </table:table-cell>
          <table:covered-table-cell/>
          <table:covered-table-cell/>
          <table:covered-table-cell/>
        </table:table-row>
        <table:table-row table:style-name="Tabla3.36">
          <table:table-cell table:style-name="Tabla3.D1" table:number-columns-spanned="4" office:value-type="string">
            <text:p text:style-name="Standard">Si el usuario indica <text:span text:style-name="T10">Si </text:span>crear la estructura de directorios definida y mover al directorio de maestros, los archivos maestros, al de ejecutables los ejecutables</text:p>
            <text:p text:style-name="Standard"/>
            <text:p text:style-name="Standard">A medida que se hace la creación de directorios y su llenado informarlo mediante mensajes (por pantalla y en el log de la instalación)</text:p>
          </table:table-cell>
          <table:covered-table-cell/>
          <table:covered-table-cell/>
          <table:covered-table-cell/>
        </table:table-row>
        <table:table-row table:style-name="Tabla3.40">
          <table:table-cell table:style-name="Tabla3.D1" table:number-columns-spanned="4" office:value-type="string">
            <text:p text:style-name="Standard">Grabar el archivo de configuración con el formato indicado y el nombre /conf/tpconfig.txt</text:p>
            <text:list xml:id="list1480416039" text:style-name="WW8Num30">
              <text:list-item>
                <text:p text:style-name="P35">Para el directorio $grupo crear un registro</text:p>
              </text:list-item>
              <text:list-item>
                <text:p text:style-name="P35">Para el directorio /conf crear un registro</text:p>
              </text:list-item>
              <text:list-item>
                <text:p text:style-name="P35">Para el directorio /conf/log crear un registro</text:p>
              </text:list-item>
              <text:list-item>
                <text:p text:style-name="P35">Para cada directorio definido crear un registro</text:p>
              </text:list-item>
            </text:list>
            <text:p text:style-name="Standard">Puede crear mas registros si lo considera necesario</text:p>
          </table:table-cell>
          <table:covered-table-cell/>
          <table:covered-table-cell/>
          <table:covered-table-cell/>
        </table:table-row>
        <text:soft-page-break/>
        <table:table-row table:style-name="Tabla3.41">
          <table:table-cell table:style-name="Tabla3.D1" table:number-columns-spanned="4" office:value-type="string">
            <text:p text:style-name="Standard">Grabar log mientras se ejecuta el script</text:p>
            <text:p text:style-name="Standard">Todo lo que se muestra al usuario por pantalla y sus respuestas debe ser registrado en el log<text:span text:style-name="Footnote_20_Symbol"><text:span text:style-name="T15"><text:note text:id="ftn3" text:note-class="footnote"><text:note-citation>3</text:note-citation><text:note-body><text:p text:style-name="Footnote"><text:span text:style-name="T14"><text:s/></text:span>¿Qué es un log? </text:p><text:p text:style-name="Footnote">Un log es un registro oficial de eventos durante un periodo de tiempo en particular. </text:p><text:p text:style-name="Footnote">Es usado para registrar información sobre cuándo, quién, dónde, qué y por qué un evento ocurre para una aplicación, proceso o dispositivo. </text:p><text:p text:style-name="Footnote">A estos 5 valores se los llama estándar W5, por su origen en inglés: when, who, where, what and why.</text:p></text:note-body></text:note></text:span></text:span><text:span text:style-name="Footnote_20_Symbol"><text:span text:style-name="T15"> </text:span></text:span>de la instalación</text:p>
            <text:p text:style-name="Standard">El log de la instalación no debe reescribirse, aun cuando se produce cancelación del script o reinstalación. Grabar el archivo en $GRUPO/conf/log</text:p>
            <text:p text:style-name="P15">Ejemplo: $GRUPO/conf/log/instalacion.log</text:p>
          </table:table-cell>
          <table:covered-table-cell/>
          <table:covered-table-cell/>
          <table:covered-table-cell/>
        </table:table-row>
        <table:table-row table:style-name="Tabla3.2">
          <table:table-cell table:style-name="Tabla3.D1" table:number-columns-spanned="4" office:value-type="string">
            <text:list xml:id="list163943070337579" text:continue-list="list163942925701600" text:style-name="WW8Num22">
              <text:list-item>
                <text:h text:style-name="P46" text:outline-level="3"><text:bookmark-start text:name="__RefHeading___Toc6091993"/>Prueba de la instalación<text:bookmark-end text:name="__RefHeading___Toc6091993"/></text:h>
              </text:list-item>
            </text:list>
          </table:table-cell>
          <table:covered-table-cell/>
          <table:covered-table-cell/>
          <table:covered-table-cell/>
        </table:table-row>
        <table:table-row table:style-name="Tabla3.2">
          <table:table-cell table:style-name="Tabla3.A1" office:value-type="string">
            <text:list xml:id="list163943461167084" text:continue-list="list163943753715770" text:style-name="WW8Num23">
              <text:list-item>
                <text:p text:style-name="P32">¿Hay Indicación correcta en el readme de como se ejecuta este script?</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44">
          <table:table-cell table:style-name="Tabla3.A1" office:value-type="string">
            <text:list xml:id="list163943294756184" text:continue-numbering="true" text:style-name="WW8Num23">
              <text:list-item>
                <text:p text:style-name="P32">Test: ¿el instalador detecta cuando el sistema nunca fue instalado y lo instala? </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63944368411132" text:continue-numbering="true" text:style-name="WW8Num23">
              <text:list-item>
                <text:p text:style-name="P32">Test: ¿el instalador detecta cuando el sistema está bien instalado y no lo instala? </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63944949498136" text:continue-numbering="true" text:style-name="WW8Num23">
              <text:list-item>
                <text:p text:style-name="P32">Test: ¿el instalador detecta cuando el sistema se debe reparar y lo repara? </text:p>
              </text:list-item>
            </text:list>
          </table:table-cell>
          <table:table-cell table:style-name="Tabla3.A1" office:value-type="string">
            <text:p text:style-name="P30"/>
          </table:table-cell>
          <table:table-cell table:style-name="Tabla3.A1" office:value-type="string">
            <text:p text:style-name="P4"/>
          </table:table-cell>
          <table:table-cell table:style-name="Tabla3.D1" office:value-type="string">
            <text:p text:style-name="P4"/>
          </table:table-cell>
        </table:table-row>
        <table:table-row table:style-name="Tabla3.47">
          <table:table-cell table:style-name="Tabla3.A1" office:value-type="string">
            <text:list xml:id="list163943113891728" text:continue-numbering="true" text:style-name="WW8Num23">
              <text:list-item>
                <text:p text:style-name="P32">Test: ¿se aclara en las Hipótesis que controla el comando para determinar que no está instalado, que está bien instalado, cuando es posible reparar? ¿cual es el nombre reservado para salvaguardar el original?</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48">
          <table:table-cell table:style-name="Tabla3.A19" office:value-type="string">
            <text:list xml:id="list163943269626501" text:continue-numbering="true" text:style-name="WW8Num23">
              <text:list-item>
                <text:p text:style-name="P32">Test: ¿el instalador permite Configurar los nombres de los directorios?</text:p>
              </text:list-item>
            </text:list>
          </table:table-cell>
          <table:table-cell table:style-name="Tabla3.A1" table:number-rows-spanned="2" office:value-type="string">
            <text:p text:style-name="P30">SI</text:p>
          </table:table-cell>
          <table:table-cell table:style-name="Tabla3.A1" table:number-rows-spanned="2" office:value-type="string">
            <text:p text:style-name="P4"/>
          </table:table-cell>
          <table:table-cell table:style-name="Tabla3.D1" table:number-rows-spanned="2" office:value-type="string">
            <text:p text:style-name="P4"/>
          </table:table-cell>
        </table:table-row>
        <table:table-row table:style-name="Tabla3.49">
          <table:table-cell table:style-name="Tabla3.A20" office:value-type="string">
            <text:list xml:id="list163943384230016" text:continue-numbering="true" text:style-name="WW8Num23">
              <text:list-item>
                <text:p text:style-name="P32">Test: ¿el instalador propone valores default?</text:p>
              </text:list-item>
            </text:list>
          </table:table-cell>
          <table:covered-table-cell/>
          <table:covered-table-cell/>
          <table:covered-table-cell/>
        </table:table-row>
        <table:table-row table:style-name="Tabla3.50">
          <table:table-cell table:style-name="Tabla3.A20" office:value-type="string">
            <text:list xml:id="list163943768654082" text:continue-numbering="true" text:style-name="WW8Num23">
              <text:list-item>
                <text:p text:style-name="P32">Test: ¿el instalador tiene memoria de lo que va cargando el usuario?</text:p>
              </text:list-item>
            </text:list>
          </table:table-cell>
          <table:table-cell table:style-name="Tabla3.A20" office:value-type="string">
            <text:p text:style-name="P30">SI</text:p>
          </table:table-cell>
          <table:table-cell table:style-name="Tabla3.A20" office:value-type="string">
            <text:p text:style-name="P4"/>
          </table:table-cell>
          <table:table-cell table:style-name="Tabla3.D20" office:value-type="string">
            <text:p text:style-name="P4"/>
          </table:table-cell>
        </table:table-row>
        <table:table-row table:style-name="Tabla3.28">
          <table:table-cell table:style-name="Tabla3.A20" office:value-type="string">
            <text:list xml:id="list163943292034620" text:continue-numbering="true" text:style-name="WW8Num23">
              <text:list-item>
                <text:p text:style-name="P32">Test: ¿el instalador evita nombres duplicados?</text:p>
              </text:list-item>
            </text:list>
            <text:p text:style-name="P15">Ejemplo: /misarchivos (para el de ejecutables) /misarchivos (para de maestros)</text:p>
          </table:table-cell>
          <table:table-cell table:style-name="Tabla3.A20" office:value-type="string">
            <text:p text:style-name="P8"/>
          </table:table-cell>
          <table:table-cell table:style-name="Tabla3.A20" office:value-type="string">
            <text:p text:style-name="P4"/>
          </table:table-cell>
          <table:table-cell table:style-name="Tabla3.D20" office:value-type="string">
            <text:p text:style-name="P4"/>
          </table:table-cell>
        </table:table-row>
        <table:table-row table:style-name="Tabla3.28">
          <table:table-cell table:style-name="Tabla3.A20" office:value-type="string">
            <text:list xml:id="list163943818644928" text:continue-numbering="true" text:style-name="WW8Num23">
              <text:list-item>
                <text:p text:style-name="P32">Test: el instalador evita /conf</text:p>
              </text:list-item>
            </text:list>
          </table:table-cell>
          <table:table-cell table:style-name="Tabla3.A20" office:value-type="string">
            <text:p text:style-name="P8"/>
          </table:table-cell>
          <table:table-cell table:style-name="Tabla3.A20" office:value-type="string">
            <text:p text:style-name="P4"/>
          </table:table-cell>
          <table:table-cell table:style-name="Tabla3.D20" office:value-type="string">
            <text:p text:style-name="P4"/>
          </table:table-cell>
        </table:table-row>
        <table:table-row table:style-name="Tabla3.28">
          <table:table-cell table:style-name="Tabla3.A20" office:value-type="string">
            <text:list xml:id="list163943918703041" text:continue-numbering="true" text:style-name="WW8Num23">
              <text:list-item>
                <text:p text:style-name="P32">Test: el instalador evita otros directorios reservados especificados en las hipotesis</text:p>
              </text:list-item>
            </text:list>
          </table:table-cell>
          <table:table-cell table:style-name="Tabla3.A20" office:value-type="string">
            <text:p text:style-name="P8"/>
          </table:table-cell>
          <table:table-cell table:style-name="Tabla3.A20" office:value-type="string">
            <text:p text:style-name="P4"/>
          </table:table-cell>
          <table:table-cell table:style-name="Tabla3.D20" office:value-type="string">
            <text:p text:style-name="P4"/>
          </table:table-cell>
        </table:table-row>
        <table:table-row table:style-name="Tabla3.2">
          <table:table-cell table:style-name="Tabla3.A1" office:value-type="string">
            <text:list xml:id="list163944015191410" text:continue-numbering="true" text:style-name="WW8Num23">
              <text:list-item>
                <text:p text:style-name="P32">Test: ¿el instalador procesa bien nombres de directorios con espacios intermedios?</text:p>
              </text:list-item>
            </text:list>
            <text:p text:style-name="P15">Ejemplo: /mis novedades</text:p>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55">
          <table:table-cell table:style-name="Tabla3.A55" office:value-type="string">
            <text:list xml:id="list163944120135612" text:continue-numbering="true" text:style-name="WW8Num23">
              <text:list-item>
                <text:p text:style-name="P32">Test: ¿el instalador solicita confirmación de la instalación?</text:p>
              </text:list-item>
            </text:list>
            <text:p text:style-name="P15">¿Confirma la instalación? (SI-NO): _</text:p>
          </table:table-cell>
          <table:table-cell table:style-name="Tabla3.A55" office:value-type="string">
            <text:p text:style-name="P34">SI</text:p>
          </table:table-cell>
          <table:table-cell table:style-name="Tabla3.A55" office:value-type="string">
            <text:p text:style-name="P4"/>
          </table:table-cell>
          <table:table-cell table:style-name="Tabla3.A9" office:value-type="string">
            <text:p text:style-name="P4"/>
          </table:table-cell>
        </table:table-row>
        <table:table-row table:style-name="Tabla3.21">
          <table:table-cell table:style-name="Tabla3.A20" office:value-type="string">
            <text:list xml:id="list163944239508870" text:continue-numbering="true" text:style-name="WW8Num23">
              <text:list-item>
                <text:p text:style-name="P32">Test: ¿si la instalación no se confirma, reinicia el proceso?</text:p>
              </text:list-item>
            </text:list>
          </table:table-cell>
          <table:table-cell table:style-name="Tabla3.A20" office:value-type="string">
            <text:p text:style-name="P30">SI</text:p>
          </table:table-cell>
          <table:table-cell table:style-name="Tabla3.A20" office:value-type="string">
            <text:p text:style-name="P4"/>
          </table:table-cell>
          <table:table-cell table:style-name="Tabla3.D20" office:value-type="string">
            <text:p text:style-name="P4"/>
          </table:table-cell>
        </table:table-row>
        <table:table-row table:style-name="Tabla3.19">
          <table:table-cell table:style-name="Tabla3.A20" office:value-type="string">
            <text:list xml:id="list163944925010599" text:continue-numbering="true" text:style-name="WW8Num23">
              <text:list-item>
                <text:p text:style-name="P32">Test: ¿si la instalación se confirma, realiza la instalación?</text:p>
              </text:list-item>
            </text:list>
          </table:table-cell>
          <table:table-cell table:style-name="Tabla3.A20" office:value-type="string">
            <text:p text:style-name="P30">SI</text:p>
          </table:table-cell>
          <table:table-cell table:style-name="Tabla3.A20" office:value-type="string">
            <text:p text:style-name="P4"/>
          </table:table-cell>
          <table:table-cell table:style-name="Tabla3.D20" office:value-type="string">
            <text:p text:style-name="P4"/>
          </table:table-cell>
        </table:table-row>
        <table:table-row table:style-name="Tabla3.58">
          <table:table-cell table:style-name="Tabla3.A55" office:value-type="string">
            <text:list xml:id="list163945107621678" text:continue-numbering="true" text:style-name="WW8Num23">
              <text:list-item>
                <text:p text:style-name="P32">Test: ¿cuando la instalación se confirma, recién allí crea los directorios?</text:p>
              </text:list-item>
            </text:list>
          </table:table-cell>
          <table:table-cell table:style-name="Tabla3.A55" office:value-type="string">
            <text:p text:style-name="P30">SI</text:p>
          </table:table-cell>
          <table:table-cell table:style-name="Tabla3.A55" office:value-type="string">
            <text:p text:style-name="P4"/>
          </table:table-cell>
          <table:table-cell table:style-name="Tabla3.A9" office:value-type="string">
            <text:p text:style-name="P4"/>
          </table:table-cell>
        </table:table-row>
        <table:table-row table:style-name="Tabla3.59">
          <table:table-cell table:style-name="Tabla3.A19" office:value-type="string">
            <text:list xml:id="list163944131799960" text:continue-numbering="true" text:style-name="WW8Num23">
              <text:list-item>
                <text:p text:style-name="P32">En el log: ¿se registra toda la interacción entre el usuario y el script?</text:p>
              </text:list-item>
            </text:list>
          </table:table-cell>
          <table:table-cell table:style-name="Tabla3.A19" office:value-type="string">
            <text:p text:style-name="P30">SI</text:p>
          </table:table-cell>
          <table:table-cell table:style-name="Tabla3.A19" office:value-type="string">
            <text:p text:style-name="P4"/>
          </table:table-cell>
          <table:table-cell table:style-name="Tabla3.A2" office:value-type="string">
            <text:p text:style-name="P4"/>
          </table:table-cell>
        </table:table-row>
        <table:table-row table:style-name="Tabla3.60">
          <table:table-cell table:style-name="Tabla3.A55" office:value-type="string">
            <text:list xml:id="list163943911527018" text:continue-numbering="true" text:style-name="WW8Num23">
              <text:list-item>
                <text:p text:style-name="P32">En el log: ¿hay evidencia que efectuaron las pruebas del script?</text:p>
              </text:list-item>
            </text:list>
          </table:table-cell>
          <table:table-cell table:style-name="Tabla3.A55" office:value-type="string">
            <text:p text:style-name="P30">SI</text:p>
          </table:table-cell>
          <table:table-cell table:style-name="Tabla3.A55" office:value-type="string">
            <text:p text:style-name="P4"/>
          </table:table-cell>
          <table:table-cell table:style-name="Tabla3.A9" office:value-type="string">
            <text:p text:style-name="P4"/>
          </table:table-cell>
        </table:table-row>
        <table:table-row table:style-name="Tabla3.2">
          <table:table-cell table:style-name="Tabla3.A1" office:value-type="string">
            <text:list xml:id="list163945099789438" text:continue-numbering="true" text:style-name="WW8Num23">
              <text:list-item>
                <text:p text:style-name="P32">En el log: ¿se muestra el paso a paso de la creación de directorios y el movimiento de archivos?</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63943310135304" text:continue-numbering="true" text:style-name="WW8Num23">
              <text:list-item>
                <text:p text:style-name="P32">En el log: hay líneas de log que muestran “instalación cancelada. El sistema ya está instalado” / reparada / instalación exitosa?</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ext:soft-page-break/>
        <table:table-row table:style-name="Tabla3.2">
          <table:table-cell table:style-name="Tabla3.A1" office:value-type="string">
            <text:list xml:id="list163944642717658" text:continue-numbering="true" text:style-name="WW8Num23">
              <text:list-item>
                <text:p text:style-name="P32">¿Se crea el archivo de configuración con el contenido solicitado?</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63945098824268" text:continue-numbering="true" text:style-name="WW8Num23">
              <text:list-item>
                <text:p text:style-name="P32">se depositaron los comandos y maestros en los directorios correctos?</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D1" table:number-columns-spanned="4" office:value-type="string">
            <text:list xml:id="list163943277449588" text:continue-list="list163943070337579" text:style-name="WW8Num22">
              <text:list-item>
                <text:h text:style-name="P46" text:outline-level="3"><text:bookmark-start text:name="__RefHeading___Toc6091994"/>Inicialización<text:bookmark-end text:name="__RefHeading___Toc6091994"/></text:h>
              </text:list-item>
            </text:list>
            <text:p text:style-name="Standard"><text:bookmark-start text:name="_Hlk512094660"/>El propósito de este comando es preparar el entorno de ejecución del TP (variables de ambiente) y asegurar que estén dadas todas las condiciones para la ejecución del sistema<text:bookmark-end text:name="_Hlk512094660"/> e invocar al proceso.</text:p>
            <text:p text:style-name="Standard"/>
            <text:p text:style-name="P7">NOTA: los pasos enumerados a continuación son a modo indicativo, una guía, el grupo puede alterar el orden en el cual realiza los pasos siempre y cuando no se altere el resultado final esperado.</text:p>
            <text:p text:style-name="P7"/>
          </table:table-cell>
          <table:covered-table-cell/>
          <table:covered-table-cell/>
          <table:covered-table-cell/>
        </table:table-row>
        <table:table-row table:style-name="Tabla3.66">
          <table:table-cell table:style-name="Tabla3.D1" table:number-columns-spanned="4" office:value-type="string">
            <text:p text:style-name="Standard">El comando debe soportar los siguientes escenarios </text:p>
            <text:p text:style-name="Standard">El sistema nunca fue inicializado (se deberá <text:span text:style-name="T10">inicializar el sistema</text:span>)</text:p>
          </table:table-cell>
          <table:covered-table-cell/>
          <table:covered-table-cell/>
          <table:covered-table-cell/>
        </table:table-row>
        <table:table-row table:style-name="Tabla3.67">
          <table:table-cell table:style-name="Tabla3.D1" table:number-columns-spanned="4" office:value-type="string">
            <text:p text:style-name="Standard">El sistema ya fue inicializado exitosamente (no se deberá reinicializar)</text:p>
          </table:table-cell>
          <table:covered-table-cell/>
          <table:covered-table-cell/>
          <table:covered-table-cell/>
        </table:table-row>
        <table:table-row table:style-name="Tabla3.68">
          <table:table-cell table:style-name="Tabla3.D1" table:number-columns-spanned="4" office:value-type="string">
            <text:p text:style-name="Standard">El sistema no se puede inicializar porque falta algún componente (se deberá explicar el motivo y terminar)</text:p>
          </table:table-cell>
          <table:covered-table-cell/>
          <table:covered-table-cell/>
          <table:covered-table-cell/>
        </table:table-row>
        <table:table-row table:style-name="Tabla3.2">
          <table:table-cell table:style-name="Tabla3.A69" table:number-columns-spanned="4" office:value-type="string">
            <text:p text:style-name="Standard">Inicializar el sistema</text:p>
          </table:table-cell>
          <table:covered-table-cell/>
          <table:covered-table-cell/>
          <table:covered-table-cell/>
        </table:table-row>
        <table:table-row table:style-name="Tabla3.70">
          <table:table-cell table:style-name="Tabla3.D1" table:number-columns-spanned="4" office:value-type="string">
            <text:p text:style-name="Standard">Leer el archivo /conf/tpconfig.txt y verificar que todos esos directorios existen </text:p>
            <text:p text:style-name="Standard">Si se detecta que alguno de estos directorios no existe:</text:p>
            <text:p text:style-name="Standard">Informa al usuario de la situación, que es lo que está faltando</text:p>
            <text:p text:style-name="Standard">le brinda una explicación de los pasos que debe seguir para reparar la instalación</text:p>
            <text:p text:style-name="Standard">termina</text:p>
          </table:table-cell>
          <table:covered-table-cell/>
          <table:covered-table-cell/>
          <table:covered-table-cell/>
        </table:table-row>
        <table:table-row table:style-name="Tabla3.71">
          <table:table-cell table:style-name="Tabla3.D1" table:number-columns-spanned="4" office:value-type="string">
            <text:p text:style-name="Standard">los archivos del directorio maestro deben tener permiso de lectura, si no lo tiene corregirlo </text:p>
            <text:p text:style-name="Standard">los ejecutables deben tener permiso de lectura y ejecución, si no lo tiene, corregirlo</text:p>
          </table:table-cell>
          <table:covered-table-cell/>
          <table:covered-table-cell/>
          <table:covered-table-cell/>
        </table:table-row>
        <table:table-row table:style-name="Tabla3.72">
          <table:table-cell table:style-name="Tabla3.D1" table:number-columns-spanned="4" office:value-type="string">
            <text:p text:style-name="Standard"><text:span text:style-name="T15">Setear </text:span>variables<text:span text:style-name="T15"> de ambiente </text:span></text:p>
            <text:p text:style-name="Standard"><text:span text:style-name="T17">Todos los identificadores de directorio definidos en </text:span>/conf/tpconfig.txt deben definirse como variables de ambiente con el contenido adecuado<text:span text:style-name="T17">. </text:span></text:p>
            <text:p text:style-name="P36">Estas variables deben permanecer durante toda la ejecución del sistema y ser accesibles por todos los comandos desencadenados a partir de éste.</text:p>
            <text:p text:style-name="Standard">El único que lee el archivo de configuración es este script, el resto de los comandos trabajan con las variables de ambiente directamente.</text:p>
          </table:table-cell>
          <table:covered-table-cell/>
          <table:covered-table-cell/>
          <table:covered-table-cell/>
        </table:table-row>
        <table:table-row table:style-name="Tabla3.72">
          <table:table-cell table:style-name="Tabla3.D1" table:number-columns-spanned="4" office:value-type="string">
            <text:p text:style-name="P17">Arrancar el proceso</text:p>
            <text:p text:style-name="P17">Invocar al script PROCESO e indicar por pantalla y en el log el process id</text:p>
            <text:p text:style-name="P18">ADVERTENCIA: no invocar el proceso si ya hay uno corriendo</text:p>
          </table:table-cell>
          <table:covered-table-cell/>
          <table:covered-table-cell/>
          <table:covered-table-cell/>
        </table:table-row>
        <table:table-row table:style-name="Tabla3.74">
          <table:table-cell table:style-name="Tabla3.D1" table:number-columns-spanned="4" office:value-type="string">
            <text:p text:style-name="P17">Grabar log mientras se ejecuta el script. Mostrar lo mismo en pantalla</text:p>
          </table:table-cell>
          <table:covered-table-cell/>
          <table:covered-table-cell/>
          <table:covered-table-cell/>
        </table:table-row>
        <table:table-row table:style-name="Tabla3.2">
          <table:table-cell table:style-name="Tabla3.D1" table:number-columns-spanned="4" office:value-type="string">
            <text:list xml:id="list163945092396882" text:continue-numbering="true" text:style-name="WW8Num22">
              <text:list-item>
                <text:h text:style-name="P46" text:outline-level="3"><text:bookmark-start text:name="__RefHeading___Toc6091995"/>Prueba de inicialización<text:bookmark-end text:name="__RefHeading___Toc6091995"/></text:h>
              </text:list-item>
            </text:list>
          </table:table-cell>
          <table:covered-table-cell/>
          <table:covered-table-cell/>
          <table:covered-table-cell/>
        </table:table-row>
        <table:table-row table:style-name="Tabla3.2">
          <table:table-cell table:style-name="Tabla3.A1" office:value-type="string">
            <text:list xml:id="list163943369122841" text:continue-list="list163945098824268" text:style-name="WW8Num23">
              <text:list-item>
                <text:p text:style-name="P32">¿Hay Indicación en el readme de como se ejecuta este script?</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63943625652369" text:continue-numbering="true" text:style-name="WW8Num23">
              <text:list-item>
                <text:p text:style-name="P32">¿es correcta la Indicación?</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44">
          <table:table-cell table:style-name="Tabla3.A1" office:value-type="string">
            <text:list xml:id="list163943772575256" text:continue-numbering="true" text:style-name="WW8Num23">
              <text:list-item>
                <text:p text:style-name="P32">Test: ¿el comando detecta cuando el sistema nunca fue inicializado y lo inicializa? </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63943997709486" text:continue-numbering="true" text:style-name="WW8Num23">
              <text:list-item>
                <text:p text:style-name="P32">Test: ¿detecta cuando el sistema ya fue inicializado exitosamente y no reinicializa?</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63943509415661" text:continue-numbering="true" text:style-name="WW8Num23">
              <text:list-item>
                <text:p text:style-name="P32">Test: ¿detiene la inicialización cuando falta algún componente?</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63943098020587" text:continue-numbering="true" text:style-name="WW8Num23">
              <text:list-item>
                <text:p text:style-name="P32">Test: ¿detiene la inicialización cuando falta algún componente? Directorios <text:s/>/ archivos</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63945161210735" text:continue-numbering="true" text:style-name="WW8Num23">
              <text:list-item>
                <text:p text:style-name="P32">Test: ¿corrige permisos?</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63944116342592" text:continue-numbering="true" text:style-name="WW8Num23">
              <text:list-item>
                <text:p text:style-name="P32">Test: ¿setea las variables de ambiente?</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45">
          <table:table-cell table:style-name="Tabla3.A1" office:value-type="string">
            <text:list xml:id="list163945152558677" text:continue-numbering="true" text:style-name="WW8Num23">
              <text:list-item>
                <text:p text:style-name="P32">Test: ¿arranca el proceso?</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63945007221664" text:continue-numbering="true" text:style-name="WW8Num23">
              <text:list-item>
                <text:p text:style-name="P32">¿En el log, graba el pid?</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ext:soft-page-break/>
        <table:table-row table:style-name="Tabla3.2">
          <table:table-cell table:style-name="Tabla3.A1" office:value-type="string">
            <text:list xml:id="list163944477330925" text:continue-numbering="true" text:style-name="WW8Num23">
              <text:list-item>
                <text:p text:style-name="P32">¿muestra mensajes por pantalla?</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63943883911259" text:continue-numbering="true" text:style-name="WW8Num23">
              <text:list-item>
                <text:p text:style-name="P32">¿En el log, hay líneas de “inicialización cancelada” con el motivo de cancelación?</text:p>
              </text:list-item>
            </text:list>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88">
          <table:table-cell table:style-name="Tabla3.A1" office:value-type="string">
            <text:list xml:id="list163943491271685" text:continue-numbering="true" text:style-name="WW8Num23">
              <text:list-item>
                <text:p text:style-name="P32"><text:span text:style-name="T4">En el log, ¿hay </text:span>líneas del progreso de la inicialización?</text:p>
              </text:list-item>
            </text:list>
            <text:p text:style-name="Standard"><text:span text:style-name="T12">Ejemplo: </text:span>“la verificación de directorios es exitosa” “corrección de permisos efectuada”</text:p>
          </table:table-cell>
          <table:table-cell table:style-name="Tabla3.A1" office:value-type="string">
            <text:p text:style-name="P30">SI</text:p>
          </table:table-cell>
          <table:table-cell table:style-name="Tabla3.A1" office:value-type="string">
            <text:p text:style-name="P4"/>
          </table:table-cell>
          <table:table-cell table:style-name="Tabla3.D1" office:value-type="string">
            <text:p text:style-name="P4"/>
          </table:table-cell>
        </table:table-row>
        <table:table-row table:style-name="Tabla3.89">
          <table:table-cell table:style-name="Tabla3.A2" table:number-columns-spanned="4" office:value-type="string">
            <text:list xml:id="list163944943437413" text:continue-list="list163945092396882" text:style-name="WW8Num22">
              <text:list-item>
                <text:h text:style-name="P46" text:outline-level="3"><text:bookmark-start text:name="__RefHeading___Toc6091996"/>Proceso<text:bookmark-end text:name="__RefHeading___Toc6091996"/></text:h>
              </text:list-item>
            </text:list>
            <text:p text:style-name="Standard"><text:span text:style-name="T15">Este comando es un proceso del tipo </text:span>demonio, daemon o dæmon <text:s/>(de sus siglas en inglés Disk And Execution Monitor).</text:p>
            <text:p text:style-name="Standard">Se ejecuta en segundo plano en vez de ser controlado directamente por el usuario (es un proceso no interactivo).</text:p>
            <text:p text:style-name="Standard">Cada vez que termina su trabajo duerme un tiempo “x” y vuelve a empezar, es decir, que a menos que se detenga con <text:span text:style-name="T13"><text:user-defined style:data-style-name="N0" text:name="Stop">Stop</text:user-defined></text:span>, este proceso no tiene condición de fin.</text:p>
          </table:table-cell>
          <table:covered-table-cell/>
          <table:covered-table-cell/>
          <table:covered-table-cell/>
        </table:table-row>
        <table:table-row table:style-name="Tabla3.90">
          <table:table-cell table:style-name="Tabla3.A9" table:number-columns-spanned="4" office:value-type="string">
            <text:p text:style-name="P7">NOTA: los pasos enumerados a continuación son a modo indicativo, una guía, el grupo puede alterar el orden en el cual realiza los pasos siempre y cuando no se altere el resultado final esperado.</text:p>
            <text:p text:style-name="P7">NOTA2: considerar que el contenido del archivo de novedades es siempre “liviano” “con pocos registros”. Ver NOTA3</text:p>
          </table:table-cell>
          <table:covered-table-cell/>
          <table:covered-table-cell/>
          <table:covered-table-cell/>
        </table:table-row>
        <table:table-row table:style-name="Tabla3.2">
          <table:table-cell table:style-name="Tabla3.D1" table:number-columns-spanned="4" office:value-type="string">
            <text:p text:style-name="Standard"><text:span text:style-name="T15">Grabar log mientras se ejecuta el script</text:span> </text:p>
            <text:p text:style-name="P3"/>
          </table:table-cell>
          <table:covered-table-cell/>
          <table:covered-table-cell/>
          <table:covered-table-cell/>
        </table:table-row>
        <table:table-row table:style-name="Tabla3.74">
          <table:table-cell table:style-name="Tabla3.D1" table:number-columns-spanned="4" office:value-type="string">
            <text:p text:style-name="Standard">Determinar antes de empezar a trabajar si el sistema esta inicializado, porque si no lo está el comando no puede ejecutar. Sin ambiente no hay proceso. </text:p>
          </table:table-cell>
          <table:covered-table-cell/>
          <table:covered-table-cell/>
          <table:covered-table-cell/>
        </table:table-row>
        <table:table-row table:style-name="Tabla3.2">
          <table:table-cell table:style-name="Tabla3.D1" table:number-columns-spanned="4" office:value-type="string">
            <text:p text:style-name="Standard">Contar los ciclos</text:p>
            <text:p text:style-name="Standard">Inicializar el ciclo del proceso en 1. Ir sumando uno cada vez que se repite un ciclo. Grabar en log “voy por el ciclo xx”</text:p>
          </table:table-cell>
          <table:covered-table-cell/>
          <table:covered-table-cell/>
          <table:covered-table-cell/>
        </table:table-row>
        <table:table-row table:style-name="Tabla3.2">
          <table:table-cell table:style-name="Tabla3.D1" table:number-columns-spanned="4" office:value-type="string">
            <text:p text:style-name="Standard">Leer el directorio de arribos y si existen novedades; verificarlas </text:p>
            <text:p text:style-name="Standard"/>
            <text:p text:style-name="Standard">Verificar que el nombre externo de los archivos sea Entregas_nn donde nn es un numero de 01 al 99</text:p>
          </table:table-cell>
          <table:covered-table-cell/>
          <table:covered-table-cell/>
          <table:covered-table-cell/>
        </table:table-row>
        <table:table-row table:style-name="Tabla3.2">
          <table:table-cell table:style-name="Tabla3.D1" table:number-columns-spanned="4" office:value-type="string">
            <text:p text:style-name="Standard">Verificar que el archivo no este vacío</text:p>
          </table:table-cell>
          <table:covered-table-cell/>
          <table:covered-table-cell/>
          <table:covered-table-cell/>
        </table:table-row>
        <table:table-row table:style-name="Tabla3.2">
          <table:table-cell table:style-name="Tabla3.D1" table:number-columns-spanned="4" office:value-type="string">
            <text:p text:style-name="Standard">Verificar que el archivo sea un archivo regular</text:p>
          </table:table-cell>
          <table:covered-table-cell/>
          <table:covered-table-cell/>
          <table:covered-table-cell/>
        </table:table-row>
        <table:table-row table:style-name="Tabla3.2">
          <table:table-cell table:style-name="Tabla3.D1" table:number-columns-spanned="4" office:value-type="string">
            <text:p text:style-name="Standard">Verificar si esta duplicado; es decir; si ya se procesó un archivo con idéntico nombre <text:span text:style-name="T4">(esto se logra inspeccionando el directorio de procesados)</text:span></text:p>
          </table:table-cell>
          <table:covered-table-cell/>
          <table:covered-table-cell/>
          <table:covered-table-cell/>
        </table:table-row>
        <table:table-row table:style-name="Tabla3.98">
          <table:table-cell table:style-name="Tabla3.D1" table:number-columns-spanned="4" office:value-type="string">
            <text:p text:style-name="Standard">Si todas las verificaciones precedentes fueron OK, el archivo se acepta y se lo mueve al directorio de aceptados.</text:p>
            <text:p text:style-name="Standard">Grabar en el log el nombre del archivo aceptado </text:p>
          </table:table-cell>
          <table:covered-table-cell/>
          <table:covered-table-cell/>
          <table:covered-table-cell/>
        </table:table-row>
        <table:table-row table:style-name="Tabla3.98">
          <table:table-cell table:style-name="Tabla3.D1" table:number-columns-spanned="4" office:value-type="string">
            <text:p text:style-name="Standard">Si alguna de las verificaciones precedentes falla, el archivo no puede ser aceptado, entonces se lo manda completo al directorio de rechazados.</text:p>
            <text:p text:style-name="Standard">Grabar en el log el nombre del archivo rechazado y bien en claro el motivo del rechazo</text:p>
          </table:table-cell>
          <table:covered-table-cell/>
          <table:covered-table-cell/>
          <table:covered-table-cell/>
        </table:table-row>
        <table:table-row table:style-name="Tabla3.88">
          <table:table-cell table:style-name="Tabla3.D1" table:number-columns-spanned="4" office:value-type="string">
            <text:p text:style-name="P6">Si lo precedente estuvo ok, leer el archivo, contar los registros de detalle, sumar el código postal y verificar que coincide con lo que dice el tráiler</text:p>
          </table:table-cell>
          <table:covered-table-cell/>
          <table:covered-table-cell/>
          <table:covered-table-cell/>
        </table:table-row>
        <table:table-row table:style-name="Tabla3.98">
          <table:table-cell table:style-name="Tabla3.D1" table:number-columns-spanned="4" office:value-type="string">
            <text:p text:style-name="Standard">Si el tráiler esta OK, continuar procesando el contenido del archivo</text:p>
            <text:p text:style-name="Standard"><text:span text:style-name="T2"><text:s/></text:span>Grabar en el log que el tráiler esta ok </text:p>
          </table:table-cell>
          <table:covered-table-cell/>
          <table:covered-table-cell/>
          <table:covered-table-cell/>
        </table:table-row>
        <table:table-row table:style-name="Tabla3.98">
          <table:table-cell table:style-name="Tabla3.D1" table:number-columns-spanned="4" office:value-type="string">
            <text:p text:style-name="Standard">Si el tráiler no esta OK, moverlo de aceptados a rechazados (archivo completo)</text:p>
            <text:p text:style-name="Standard">Grabar en el log el nombre del archivo rechazado y bien en claro el motivo del rechazo</text:p>
          </table:table-cell>
          <table:covered-table-cell/>
          <table:covered-table-cell/>
          <table:covered-table-cell/>
        </table:table-row>
        <table:table-row table:style-name="Tabla3.98">
          <table:table-cell table:style-name="Tabla3.D1" table:number-columns-spanned="4" office:value-type="string">
            <text:p text:style-name="P14">procesando el contenido del archivo </text:p>
            <text:p text:style-name="Standard">Cada registro de Detalle contiene</text:p>
            <text:list xml:id="list913996874" text:style-name="WW8Num4">
              <text:list-item>
                <text:p text:style-name="P39">Operador</text:p>
              </text:list-item>
              <text:list-item>
                <text:p text:style-name="P38">Nro Pieza</text:p>
              </text:list-item>
              <text:list-item>
                <text:p text:style-name="P38">Apellido y Nombre</text:p>
              </text:list-item>
              <text:list-item>
                <text:p text:style-name="P38">Tipo Doc</text:p>
              </text:list-item>
              <text:list-item>
                <text:p text:style-name="P38">Nro Doc</text:p>
              </text:list-item>
              <text:list-item>
                <text:p text:style-name="P38"><text:span text:style-name="T19">Codigo Postal</text:span> </text:p>
              </text:list-item>
            </text:list>
          </table:table-cell>
          <table:covered-table-cell/>
          <table:covered-table-cell/>
          <table:covered-table-cell/>
        </table:table-row>
        <table:table-row table:style-name="Tabla3.2">
          <table:table-cell table:style-name="Tabla3.D1" table:number-columns-spanned="4" office:value-type="string">
            <text:p text:style-name="Standard">Verificar que el <text:span text:style-name="T18">operador</text:span> exista en el archivo Operadores</text:p>
          </table:table-cell>
          <table:covered-table-cell/>
          <table:covered-table-cell/>
          <table:covered-table-cell/>
        </table:table-row>
        <table:table-row table:style-name="Tabla3.2">
          <table:table-cell table:style-name="Tabla3.D1" table:number-columns-spanned="4" office:value-type="string">
            <text:p text:style-name="Standard">Verificar que el contrato con el operador de correo este vigente para el mes indicado en el filename</text:p>
          </table:table-cell>
          <table:covered-table-cell/>
          <table:covered-table-cell/>
          <table:covered-table-cell/>
        </table:table-row>
        <text:soft-page-break/>
        <table:table-row table:style-name="Tabla3.98">
          <table:table-cell table:style-name="Tabla3.D1" table:number-columns-spanned="4" office:value-type="string">
            <text:p text:style-name="Standard">Verificar que la combinación <text:span text:style-name="T18">operador</text:span>-<text:span text:style-name="T19">codigo postal</text:span> exista en el archivo Sucursales </text:p>
          </table:table-cell>
          <table:covered-table-cell/>
          <table:covered-table-cell/>
          <table:covered-table-cell/>
        </table:table-row>
        <table:table-row table:style-name="Tabla3.107">
          <table:table-cell table:style-name="Tabla3.D1" table:number-columns-spanned="4" office:value-type="string">
            <text:p text:style-name="Standard">Si todas las verificaciones precedentes fueron OK, el registro es aceptado y se lo graba en el archivo de salida correspondiente</text:p>
            <text:p text:style-name="Standard">Para cada operador crear un archivo denominado Entregas_XXX donde XXX es el código del operador (AND, FAS, RAP, OCA, etc) con: </text:p>
            <text:list xml:id="list2792740268" text:style-name="WW8Num29">
              <text:list-item>
                <text:p text:style-name="P40">Identificador de Pieza Completado con ceros a la izquierda</text:p>
              </text:list-item>
              <text:list-item>
                <text:p text:style-name="P40">Apellido y Nombre: eliminando los blancos innecesarios intermedios y a derecha. Completado con espacios a la izquierda </text:p>
              </text:list-item>
              <text:list-item>
                <text:p text:style-name="P40">Tipo Documento</text:p>
              </text:list-item>
              <text:list-item>
                <text:p text:style-name="P40">Documento Completado con ceros a la izquierda</text:p>
              </text:list-item>
              <text:list-item>
                <text:p text:style-name="P40">Código postal</text:p>
              </text:list-item>
              <text:list-item>
                <text:p text:style-name="P40">Nuevo!! CodigoSucursal Destino eliminando los blancos innecesarios intermedios y a derecha. Completado con espacios a la izquierda </text:p>
              </text:list-item>
              <text:list-item>
                <text:p text:style-name="P40">Nuevo!! Nombre Sucursal Destino eliminando los blancos innecesarios intermedios y a derecha. Completado con espacios a la izquierda </text:p>
              </text:list-item>
              <text:list-item>
                <text:p text:style-name="P40">Nuevo!! Direccion Sucursal Destino eliminando los blancos innecesarios intermedios y a derecha. Completado con espacios a la izquierda </text:p>
              </text:list-item>
              <text:list-item>
                <text:p text:style-name="P40">Nuevo!! Costo de Entrega Completado con ceros a la izquierda</text:p>
              </text:list-item>
              <text:list-item>
                <text:p text:style-name="P40">Nuevo!! Fuente Sin autocompletado, es el nombre del archivo de entregas original</text:p>
              </text:list-item>
            </text:list>
          </table:table-cell>
          <table:covered-table-cell/>
          <table:covered-table-cell/>
          <table:covered-table-cell/>
        </table:table-row>
        <table:table-row table:style-name="Tabla3.98">
          <table:table-cell table:style-name="Tabla3.D1" table:number-columns-spanned="4" office:value-type="string">
            <text:p text:style-name="Standard">Grabar en el log operador, código postal, número de pieza aceptada</text:p>
          </table:table-cell>
          <table:covered-table-cell/>
          <table:covered-table-cell/>
          <table:covered-table-cell/>
        </table:table-row>
        <table:table-row table:style-name="Tabla3.98">
          <table:table-cell table:style-name="Tabla3.D1" table:number-columns-spanned="4" office:value-type="string">
            <text:p text:style-name="Standard">Si alguna de las verificaciones precedentes falla, el registro no puede ser aceptado, entonces se lo graba en el archivo Entregas_Rechazadas</text:p>
            <text:p text:style-name="Standard">Grabar en el log operador, código postal, número de pieza rechazada y bien en claro el motivo del rechazo</text:p>
          </table:table-cell>
          <table:covered-table-cell/>
          <table:covered-table-cell/>
          <table:covered-table-cell/>
        </table:table-row>
        <table:table-row table:style-name="Tabla3.98">
          <table:table-cell table:style-name="Tabla3.D1" table:number-columns-spanned="4" office:value-type="string">
            <text:p text:style-name="Standard">Cuando se procesa un archivo aceptado se lo mueve a procesados para evitar reproceso</text:p>
          </table:table-cell>
          <table:covered-table-cell/>
          <table:covered-table-cell/>
          <table:covered-table-cell/>
        </table:table-row>
        <table:table-row table:style-name="Tabla3.98">
          <table:table-cell table:style-name="Tabla3.D1" table:number-columns-spanned="4" office:value-type="string">
            <text:p text:style-name="Standard">Cuando se termina el ciclo, el proceso duerme un minuto y se reinicia.</text:p>
          </table:table-cell>
          <table:covered-table-cell/>
          <table:covered-table-cell/>
          <table:covered-table-cell/>
        </table:table-row>
        <table:table-row table:style-name="Tabla3.2">
          <table:table-cell table:style-name="Tabla3.D1" table:number-columns-spanned="4" office:value-type="string">
            <text:list xml:id="list163943351528843" text:continue-list="list163944943437413" text:style-name="WW8Num22">
              <text:list-item>
                <text:h text:style-name="P46" text:outline-level="3"><text:bookmark-start text:name="__RefHeading___Toc6091997"/>Start y Stop<text:bookmark-end text:name="__RefHeading___Toc6091997"/></text:h>
              </text:list-item>
            </text:list>
            <text:p text:style-name="P7">Puede construir una función que haga los dos trabajos o dos funciones separadas</text:p>
          </table:table-cell>
          <table:covered-table-cell/>
          <table:covered-table-cell/>
          <table:covered-table-cell/>
        </table:table-row>
        <table:table-row table:style-name="Tabla3.98">
          <table:table-cell table:style-name="Tabla3.D1" table:number-columns-spanned="4" office:value-type="string">
            <text:p text:style-name="P7">STOP</text:p>
            <text:p text:style-name="Standard">Esta función tiene por objeto detener procesos. </text:p>
            <text:p text:style-name="Standard">Es complementaria a Start</text:p>
            <text:p text:style-name="P7">Evidenciar en un log el resultado de la operación (puede ser compartido con start)</text:p>
            <text:p text:style-name="P7">Explicar su uso en el README</text:p>
          </table:table-cell>
          <table:covered-table-cell/>
          <table:covered-table-cell/>
          <table:covered-table-cell/>
        </table:table-row>
        <table:table-row table:style-name="Tabla3.98">
          <table:table-cell table:style-name="Tabla3.D1" table:number-columns-spanned="4" office:value-type="string">
            <text:p text:style-name="P7">START</text:p>
            <text:p text:style-name="P7">Esta función tiene por objeto arrancar procesos. </text:p>
            <text:p text:style-name="P7">Es complementaria a Stop</text:p>
            <text:p text:style-name="P7">Puede ser invocada desde la línea de comando o bien desde otro comando.</text:p>
            <text:p text:style-name="P7">No se puede arrancar un proceso si éste ya se encuentra corriendo. </text:p>
            <text:p text:style-name="P7">No se puede arrancar un proceso si la inicialización de ambiente no fue realizada. </text:p>
            <text:p text:style-name="P7">Evidenciar en un log el resultado de la operación</text:p>
            <text:p text:style-name="P7">Explicar su uso en el README</text:p>
          </table:table-cell>
          <table:covered-table-cell/>
          <table:covered-table-cell/>
          <table:covered-table-cell/>
        </table:table-row>
        <table:table-row table:style-name="Tabla3.2">
          <table:table-cell table:style-name="Tabla3.D1" table:number-columns-spanned="4" office:value-type="string">
            <text:list xml:id="list163943728650445" text:continue-numbering="true" text:style-name="WW8Num22">
              <text:list-item>
                <text:h text:style-name="P45" text:outline-level="3"><text:bookmark-start text:name="__RefHeading___Toc6091998"/><text:span text:style-name="T11">Prueba del Proceso </text:span><text:bookmark-end text:name="__RefHeading___Toc6091998"/></text:h>
              </text:list-item>
            </text:list>
          </table:table-cell>
          <table:covered-table-cell/>
          <table:covered-table-cell/>
          <table:covered-table-cell/>
        </table:table-row>
        <table:table-row table:style-name="Tabla3.2">
          <table:table-cell table:style-name="Tabla3.A1" office:value-type="string">
            <text:list xml:id="list163944529086751" text:continue-list="list163943491271685" text:style-name="WW8Num23">
              <text:list-item>
                <text:p text:style-name="P32">¿Hay hipótesis indicando que separador de campos se emplea en el input?</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63944787094571" text:continue-numbering="true" text:style-name="WW8Num23">
              <text:list-item>
                <text:p text:style-name="P32">¿Hay Indicación correcta en el readme de cómo se ejecuta este script?</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63943999320065" text:continue-numbering="true" text:style-name="WW8Num23">
              <text:list-item>
                <text:p text:style-name="P32">¿Hay Indicación correcta en el readme de cómo se detiene este script?</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44">
          <table:table-cell table:style-name="Tabla3.A19" office:value-type="string">
            <text:list xml:id="list163944864473342" text:continue-numbering="true" text:style-name="WW8Num23">
              <text:list-item>
                <text:p text:style-name="P32">Test: ¿el proceso no ejecuta cuando el sistema nunca fue inicializado? </text:p>
              </text:list-item>
            </text:list>
          </table:table-cell>
          <table:table-cell table:style-name="Tabla3.A19" office:value-type="string">
            <text:p text:style-name="P8"/>
          </table:table-cell>
          <table:table-cell table:style-name="Tabla3.A19" office:value-type="string">
            <text:p text:style-name="P4"/>
          </table:table-cell>
          <table:table-cell table:style-name="Tabla3.A2" office:value-type="string">
            <text:p text:style-name="P4"/>
          </table:table-cell>
        </table:table-row>
        <table:table-row table:style-name="Tabla3.120">
          <table:table-cell table:style-name="Tabla3.A20" office:value-type="string">
            <text:list xml:id="list163944304053072" text:continue-numbering="true" text:style-name="WW8Num23">
              <text:list-item>
                <text:p text:style-name="P32">¿Aclara en Hipótesis donde se realiza este control?</text:p>
              </text:list-item>
            </text:list>
          </table:table-cell>
          <table:table-cell table:style-name="Tabla3.A20" office:value-type="string">
            <text:p text:style-name="P8"/>
          </table:table-cell>
          <table:table-cell table:style-name="Tabla3.A20" office:value-type="string">
            <text:p text:style-name="P4"/>
          </table:table-cell>
          <table:table-cell table:style-name="Tabla3.D20" office:value-type="string">
            <text:p text:style-name="P4"/>
          </table:table-cell>
        </table:table-row>
        <table:table-row table:style-name="Tabla3.44">
          <table:table-cell table:style-name="Tabla3.A19" office:value-type="string">
            <text:list xml:id="list163944498732227" text:continue-numbering="true" text:style-name="WW8Num23">
              <text:list-item>
                <text:p text:style-name="P32">Test: ¿se previene la ejecución de dos procesos simultáneos? </text:p>
              </text:list-item>
            </text:list>
          </table:table-cell>
          <table:table-cell table:style-name="Tabla3.A19" office:value-type="string">
            <text:p text:style-name="P8"/>
          </table:table-cell>
          <table:table-cell table:style-name="Tabla3.A19" office:value-type="string">
            <text:p text:style-name="P4"/>
          </table:table-cell>
          <table:table-cell table:style-name="Tabla3.A2" office:value-type="string">
            <text:p text:style-name="P4"/>
          </table:table-cell>
        </table:table-row>
        <text:soft-page-break/>
        <table:table-row table:style-name="Tabla3.120">
          <table:table-cell table:style-name="Tabla3.A20" office:value-type="string">
            <text:list xml:id="list163944785900428" text:continue-numbering="true" text:style-name="WW8Num23">
              <text:list-item>
                <text:p text:style-name="P32">¿Aclara en Hipótesis como se realiza este control?</text:p>
              </text:list-item>
            </text:list>
          </table:table-cell>
          <table:table-cell table:style-name="Tabla3.A20" office:value-type="string">
            <text:p text:style-name="P8"/>
          </table:table-cell>
          <table:table-cell table:style-name="Tabla3.A20" office:value-type="string">
            <text:p text:style-name="P4"/>
          </table:table-cell>
          <table:table-cell table:style-name="Tabla3.D20" office:value-type="string">
            <text:p text:style-name="P4"/>
          </table:table-cell>
        </table:table-row>
        <table:table-row table:style-name="Tabla3.123">
          <table:table-cell table:style-name="Tabla3.A1" office:value-type="string">
            <text:list xml:id="list163944484210622" text:continue-numbering="true" text:style-name="WW8Num23">
              <text:list-item>
                <text:p text:style-name="P32">Test: ¿muestra por pantalla el motivo de la cancelación?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24">
          <table:table-cell table:style-name="Tabla3.A1" office:value-type="string">
            <text:list xml:id="list163945136092203" text:continue-numbering="true" text:style-name="WW8Num23">
              <text:list-item>
                <text:p text:style-name="P32">Test: ¿cuenta los ciclos?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25">
          <table:table-cell table:style-name="Tabla3.A1" office:value-type="string">
            <text:list xml:id="list163944325452316" text:continue-numbering="true" text:style-name="WW8Num23">
              <text:list-item>
                <text:p text:style-name="P32">Test: ¿detecta las novedades?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26">
          <table:table-cell table:style-name="Tabla3.A1" office:value-type="string">
            <text:list xml:id="list163944833352501" text:continue-numbering="true" text:style-name="WW8Num23">
              <text:list-item>
                <text:p text:style-name="P32">Test: ¿valida ok un nombre de archivo correcto?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26">
          <table:table-cell table:style-name="Tabla3.A1" office:value-type="string">
            <text:list xml:id="list163944177906906" text:continue-numbering="true" text:style-name="WW8Num23">
              <text:list-item>
                <text:p text:style-name="P32">Test: ¿mueve el archivo de arribos a aceptados cuando esta ok?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26">
          <table:table-cell table:style-name="Tabla3.A1" office:value-type="string">
            <text:list xml:id="list163945087796859" text:continue-numbering="true" text:style-name="WW8Num23">
              <text:list-item>
                <text:p text:style-name="P32">Test: ¿mueve el archivo de arribos a rechazados cuando no esta ok?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26">
          <table:table-cell table:style-name="Tabla3.A1" office:value-type="string">
            <text:list xml:id="list163943827034774" text:continue-numbering="true" text:style-name="WW8Num23">
              <text:list-item>
                <text:p text:style-name="P32">Test: ¿mueve ok un archivo con filename con espacios entre palabras?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26">
          <table:table-cell table:style-name="Tabla3.A1" office:value-type="string">
            <text:list xml:id="list163944888497485" text:continue-numbering="true" text:style-name="WW8Num23">
              <text:list-item>
                <text:p text:style-name="P32">Test: ¿si el archivo es de un mes futuro, lo rechaza?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1">
          <table:table-cell table:style-name="Tabla3.A1" office:value-type="string">
            <text:list xml:id="list163944479683040" text:continue-numbering="true" text:style-name="WW8Num23">
              <text:list-item>
                <text:p text:style-name="P32">Test: ¿verifica que el archivo no esta vacío? lo rechaza?</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2">
          <table:table-cell table:style-name="Tabla3.A1" office:value-type="string">
            <text:list xml:id="list163944894235751" text:continue-numbering="true" text:style-name="WW8Num23">
              <text:list-item>
                <text:p text:style-name="P32">Test: ¿verifica que el archivo sea regular? lo rechaza?</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2">
          <table:table-cell table:style-name="Tabla3.A1" office:value-type="string">
            <text:list xml:id="list163943553959690" text:continue-numbering="true" text:style-name="WW8Num23">
              <text:list-item>
                <text:p text:style-name="P32">Test: ¿verifica que el archivo no esté duplicado?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63945093877199" text:continue-numbering="true" text:style-name="WW8Num23">
              <text:list-item>
                <text:p text:style-name="P32">Test: ¿rechaza un archivo con tráiler incorrecto por # de registros?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63944735608264" text:continue-numbering="true" text:style-name="WW8Num23">
              <text:list-item>
                <text:p text:style-name="P32">Test: ¿rechaza un archivo sin tráiler?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63943283342359" text:continue-numbering="true" text:style-name="WW8Num23">
              <text:list-item>
                <text:p text:style-name="P32">Test: ¿rechaza un archivo con tráiler incorrecto por SUM de código postal?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88">
          <table:table-cell table:style-name="Tabla3.A1" office:value-type="string">
            <text:list xml:id="list163943976688418" text:continue-numbering="true" text:style-name="WW8Num23">
              <text:list-item>
                <text:p text:style-name="P32"><text:span text:style-name="T4">En el log, ¿hay </text:span>líneas del progreso de la ejecución?</text:p>
              </text:list-item>
            </text:list>
            <text:p text:style-name="Standard"><text:span text:style-name="T16">Ejemplo: </text:span>“se acepta archivo xxx” “se rechaza archivo yyy; se procesa archivo zzz”</text:p>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63944774674411" text:continue-numbering="true" text:style-name="WW8Num23">
              <text:list-item>
                <text:p text:style-name="P32">Test: ¿lo saca de aceptados y lo mueve a rechazados?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63944039229415" text:continue-numbering="true" text:style-name="WW8Num23">
              <text:list-item>
                <text:p text:style-name="P32">Test: ¿valida bien que el operador exista en operadores?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63943711752724" text:continue-numbering="true" text:style-name="WW8Num23">
              <text:list-item>
                <text:p text:style-name="P32">Test: si no existe, ¿rechaza el registro e indica el motivo?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63945183224368" text:continue-numbering="true" text:style-name="WW8Num23">
              <text:list-item>
                <text:p text:style-name="P32">Test: ¿valida bien que el operador – cp exista en sucursales?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63945175968365" text:continue-numbering="true" text:style-name="WW8Num23">
              <text:list-item>
                <text:p text:style-name="P32">Test: si no existe, ¿rechaza el registro e indica el motivo?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63945272931838" text:continue-numbering="true" text:style-name="WW8Num23">
              <text:list-item>
                <text:p text:style-name="P32">Test: ¿registra en el log operador, código postal, número de pieza rechazada y bien en claro el motivo del rechazo?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63944271273992" text:continue-numbering="true" text:style-name="WW8Num23">
              <text:list-item>
                <text:p text:style-name="P32">Test: ¿arma el registro de salida correctamente?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63945150410990" text:continue-numbering="true" text:style-name="WW8Num23">
              <text:list-item>
                <text:p text:style-name="P32">Test: ¿los campos numéricos se rellenan como es pedido?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63943896062139" text:continue-numbering="true" text:style-name="WW8Num23">
              <text:list-item>
                <text:p text:style-name="P32">Test: ¿los campos alfa se rellenan como es pedido?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63943554375632" text:continue-numbering="true" text:style-name="WW8Num23">
              <text:list-item>
                <text:p text:style-name="P32">Test: ¿se eliminan los espacios intermedios?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63943980048328" text:continue-numbering="true" text:style-name="WW8Num23">
              <text:list-item>
                <text:p text:style-name="P32">Test: ¿lo graba en el archivo correspondiente?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63943387015588" text:continue-numbering="true" text:style-name="WW8Num23">
              <text:list-item>
                <text:p text:style-name="P32">Test: ¿registra en el log operador, código postal, número de pieza aceptada?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63943742555170" text:continue-numbering="true" text:style-name="WW8Num23">
              <text:list-item>
                <text:p text:style-name="P32">Test: ¿mueve de aceptados a procesados?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134">
          <table:table-cell table:style-name="Tabla3.A1" office:value-type="string">
            <text:list xml:id="list163945066023348" text:continue-numbering="true" text:style-name="WW8Num23">
              <text:list-item>
                <text:p text:style-name="P32">Test: ¿duerme y arranca nuevamente otro ciclo? </text:p>
              </text:list-item>
            </text:list>
          </table:table-cell>
          <table:table-cell table:style-name="Tabla3.A1" office:value-type="string">
            <text:p text:style-name="P8"/>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Arranque - Detención</text:p>
          </table:table-cell>
          <table:covered-table-cell/>
          <table:covered-table-cell/>
          <table:covered-table-cell/>
        </table:table-row>
        <table:table-row table:style-name="Tabla3.2">
          <table:table-cell table:style-name="Tabla3.A1" office:value-type="string">
            <text:list xml:id="list163943907751270" text:continue-numbering="true" text:style-name="WW8Num23">
              <text:list-item>
                <text:p text:style-name="P32">En el log, hay evidencia que realizaron varias pruebas de arranque - detención</text:p>
              </text:list-item>
            </text:list>
            <text:list xml:id="list59017927" text:style-name="WW8Num8">
              <text:list-item>
                <text:p text:style-name="P41">Arranque con y sin sistema inicializado</text:p>
              </text:list-item>
              <text:list-item>
                <text:p text:style-name="P41">Arranque con y sin otro proceso corriendo</text:p>
              </text:list-item>
              <text:list-item>
                <text:p text:style-name="P41">Detención </text:p>
              </text:list-item>
            </text:list>
          </table:table-cell>
          <table:table-cell table:style-name="Tabla3.A1" office:value-type="string">
            <text:p text:style-name="P13"/>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Procesamiento de Novedades 1</text:p>
          </table:table-cell>
          <table:covered-table-cell/>
          <table:covered-table-cell/>
          <table:covered-table-cell/>
        </table:table-row>
        <table:table-row table:style-name="Tabla3.2">
          <table:table-cell table:style-name="Tabla3.A1" office:value-type="string">
            <text:list xml:id="list163944009292680" text:continue-list="list163943907751270" text:style-name="WW8Num23">
              <text:list-item>
                <text:p text:style-name="P32">¿En el log, hay evidencia del proceso de los siguientes archivos de novedades? (todos deben contener al menos 1 registro con cualquier formato)</text:p>
              </text:list-item>
            </text:list>
            <text:list xml:id="list2740758206" text:style-name="WW8Num21">
              <text:list-item>
                <text:p text:style-name="P42">Entergas_01</text:p>
              </text:list-item>
              <text:list-item>
                <text:p text:style-name="P42">Entregas 01</text:p>
              </text:list-item>
              <text:list-item>
                <text:p text:style-name="P42">Entregas_001</text:p>
              </text:list-item>
              <text:list-item>
                <text:p text:style-name="P42">Entregas_00</text:p>
              </text:list-item>
              <text:list-item>
                <text:p text:style-name="P42">Entregas-01</text:p>
              </text:list-item>
            </text:list>
          </table:table-cell>
          <table:table-cell table:style-name="Tabla3.A1" office:value-type="string">
            <text:p text:style-name="P13"/>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Procesamiento de Novedades 2</text:p>
          </table:table-cell>
          <table:covered-table-cell/>
          <table:covered-table-cell/>
          <table:covered-table-cell/>
        </table:table-row>
        <table:table-row table:style-name="Tabla3.2">
          <table:table-cell table:style-name="Tabla3.A1" office:value-type="string">
            <text:list xml:id="list163944128882569" text:continue-list="list163944009292680" text:style-name="WW8Num23">
              <text:list-item>
                <text:p text:style-name="P32">¿En el log, hay evidencia del proceso de los siguientes <text:soft-page-break/>archivos de novedades? (con el contenido indicado)</text:p>
              </text:list-item>
            </text:list>
            <text:list xml:id="list163944110933572" text:continue-list="list2740758206" text:style-name="WW8Num21">
              <text:list-item>
                <text:p text:style-name="P42">Entregas_02 vacío</text:p>
              </text:list-item>
              <text:list-item>
                <text:p text:style-name="P42">Entregas_03 conteniendo un pdf</text:p>
              </text:list-item>
            </text:list>
          </table:table-cell>
          <table:table-cell table:style-name="Tabla3.A1" office:value-type="string">
            <text:p text:style-name="P13"/>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Procesamiento de Novedades 3</text:p>
          </table:table-cell>
          <table:covered-table-cell/>
          <table:covered-table-cell/>
          <table:covered-table-cell/>
        </table:table-row>
        <table:table-row table:style-name="Tabla3.2">
          <table:table-cell table:style-name="Tabla3.A1" office:value-type="string">
            <text:list xml:id="list163943834362086" text:continue-list="list163944128882569" text:style-name="WW8Num23">
              <text:list-item>
                <text:p text:style-name="P32">¿En el log, hay evidencia del proceso de los siguientes archivos de novedades? (con el contenido indicado)</text:p>
              </text:list-item>
            </text:list>
            <text:list xml:id="list163944948435573" text:continue-list="list163944110933572" text:style-name="WW8Num21">
              <text:list-item>
                <text:p text:style-name="P42">Entregas_04 conteniendo 3 registros sin trailer</text:p>
              </text:list-item>
              <text:list-item>
                <text:p text:style-name="P42">Entregas_05 conteniendo 2 registros de detalle con tráiler indicando que tiene 3 registros y sumatoria correcta de cp</text:p>
              </text:list-item>
              <text:list-item>
                <text:p text:style-name="P42">Entregas_06 conteniendo 2 registros de detalle con tráiler indicando que tiene 2 registros y sumatoria de cp = 0</text:p>
              </text:list-item>
            </text:list>
          </table:table-cell>
          <table:table-cell table:style-name="Tabla3.A1" office:value-type="string">
            <text:p text:style-name="P13"/>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Procesamiento de Novedades 4</text:p>
          </table:table-cell>
          <table:covered-table-cell/>
          <table:covered-table-cell/>
          <table:covered-table-cell/>
        </table:table-row>
        <table:table-row table:style-name="Tabla3.2">
          <table:table-cell table:style-name="Tabla3.A1" office:value-type="string">
            <text:list xml:id="list163943425259166" text:continue-list="list163943834362086" text:style-name="WW8Num23">
              <text:list-item>
                <text:p text:style-name="P32">¿En el log, hay evidencia del proceso de los siguientes archivos de novedades? casos de prueba construidos por el grupo en donde</text:p>
              </text:list-item>
            </text:list>
            <text:list xml:id="list3152126281" text:style-name="WW8Num18">
              <text:list-item>
                <text:p text:style-name="P43">Se manda a procesar un registro con código de operador inexistente</text:p>
              </text:list-item>
              <text:list-item>
                <text:p text:style-name="P43">Se manda a procesar un registro con operador no vigente</text:p>
              </text:list-item>
              <text:list-item>
                <text:p text:style-name="P43">Se manda a procesar un registro con operador existente - código postal inexistente </text:p>
              </text:list-item>
              <text:list-item>
                <text:p text:style-name="P43">Se manda a procesar un registro con formato incorrecto</text:p>
              </text:list-item>
            </text:list>
            <text:p text:style-name="Standard">NOTA: tomar como guía los registros de entregas 07, solo el ultimo es aceptable</text:p>
          </table:table-cell>
          <table:table-cell table:style-name="Tabla3.A1" office:value-type="string">
            <text:p text:style-name="P13"/>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63943616280918" text:continue-list="list163943425259166" text:style-name="WW8Num23">
              <text:list-item>
                <text:p text:style-name="P32">¿Envió todos los casos de prueba necesarios?</text:p>
              </text:list-item>
            </text:list>
          </table:table-cell>
          <table:table-cell table:style-name="Tabla3.A1" office:value-type="string">
            <text:p text:style-name="P13"/>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69" table:number-columns-spanned="4" office:value-type="string">
            <text:p text:style-name="Standard">Evidencia de Procesamiento de Novedades 5</text:p>
          </table:table-cell>
          <table:covered-table-cell/>
          <table:covered-table-cell/>
          <table:covered-table-cell/>
        </table:table-row>
        <table:table-row table:style-name="Tabla3.164">
          <table:table-cell table:style-name="Tabla3.A1" office:value-type="string">
            <text:list xml:id="list163944406411855" text:continue-numbering="true" text:style-name="WW8Num23">
              <text:list-item>
                <text:p text:style-name="P32">¿En el log, hay evidencia del proceso de los siguientes archivos de novedades? casos de prueba remitidos por la catedra</text:p>
              </text:list-item>
            </text:list>
            <text:list xml:id="list163943204169117" text:continue-list="list163944948435573" text:style-name="WW8Num21">
              <text:list-item>
                <text:p text:style-name="P42">Entregas_08</text:p>
              </text:list-item>
              <text:list-item>
                <text:p text:style-name="P42">Entregas_09</text:p>
              </text:list-item>
              <text:list-item>
                <text:p text:style-name="P42">Entregas_10</text:p>
              </text:list-item>
              <text:list-item>
                <text:p text:style-name="P42">Entregas_11</text:p>
              </text:list-item>
            </text:list>
          </table:table-cell>
          <table:table-cell table:style-name="Tabla3.A1" office:value-type="string">
            <text:p text:style-name="P13"/>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63945263183214" text:continue-list="list163944406411855" text:style-name="WW8Num23">
              <text:list-item>
                <text:p text:style-name="P32">Verificar Líneas de log del procesamiento correcto de estos archivos</text:p>
              </text:list-item>
            </text:list>
          </table:table-cell>
          <table:table-cell table:style-name="Tabla3.A1" office:value-type="string">
            <text:p text:style-name="P13"/>
          </table:table-cell>
          <table:table-cell table:style-name="Tabla3.A1" office:value-type="string">
            <text:p text:style-name="P4"/>
          </table:table-cell>
          <table:table-cell table:style-name="Tabla3.D1" office:value-type="string">
            <text:p text:style-name="P4"/>
          </table:table-cell>
        </table:table-row>
        <table:table-row table:style-name="Tabla3.2">
          <table:table-cell table:style-name="Tabla3.A1" office:value-type="string">
            <text:list xml:id="list163944399297341" text:continue-numbering="true" text:style-name="WW8Num23">
              <text:list-item>
                <text:p text:style-name="P32">Volver a depositar los archivos <text:s/></text:p>
              </text:list-item>
            </text:list>
            <text:list xml:id="list163943811659984" text:continue-list="list163943204169117" text:style-name="WW8Num21">
              <text:list-item>
                <text:p text:style-name="P42">Entregas_08</text:p>
              </text:list-item>
              <text:list-item>
                <text:p text:style-name="P42">Entregas_09</text:p>
              </text:list-item>
              <text:list-item>
                <text:p text:style-name="P42">Entregas_10</text:p>
              </text:list-item>
              <text:list-item>
                <text:p text:style-name="P42">Entregas_11</text:p>
              </text:list-item>
            </text:list>
            <text:p text:style-name="Standard">Verificar líneas de log del NO procesamiento de estos archivos</text:p>
          </table:table-cell>
          <table:table-cell table:style-name="Tabla3.A1" office:value-type="string">
            <text:p text:style-name="P13"/>
          </table:table-cell>
          <table:table-cell table:style-name="Tabla3.A1" office:value-type="string">
            <text:p text:style-name="P4"/>
          </table:table-cell>
          <table:table-cell table:style-name="Tabla3.D1"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212cm" fo:margin-bottom="0cm" loext:contextual-spacing="false" fo:text-align="justify" style:justify-single-word="false"/>
      <style:text-properties fo:font-size="16pt" fo:language="es" fo:country="MX" fo:font-weight="bold" style:font-name-asian="MS Mincho" style:font-family-asian="'MS Mincho', 'ＭＳ 明朝'" style:font-family-generic-asian="modern" style:font-size-asian="16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family="'Times New Roman'" style:font-family-generic="roman" style:font-pitch="variable" fo:font-size="8pt" fo:font-style="italic" fo:font-weight="bold" style:font-size-asian="8pt" style:font-style-asian="italic" style:font-weight-asian="bold"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2.498cm" fo:margin-right="0cm" fo:text-indent="0cm" style:auto-text-indent="false"/>
      <style:text-properties fo:language="es" fo:country="MX"/>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Sangría_20_3_20_de_20_t._20_independiente" style:display-name="Sangría 3 de t. independiente" style:family="paragraph" style:parent-style-name="Standard">
      <style:paragraph-properties fo:margin-left="1.905cm" fo:margin-right="0cm" fo:text-indent="0cm" style:auto-text-indent="false"/>
      <style:text-properties fo:font-size="8pt" style:font-size-asian="8pt"/>
    </style:style>
    <style:style style:name="Texto_20_independiente_20_2" style:display-name="Texto independiente 2" style:family="paragraph" style:parent-style-name="Standard" style:next-style-name="Standard">
      <style:paragraph-properties fo:margin-left="0.635cm" fo:margin-right="0cm" fo:margin-top="0.212cm" fo:margin-bottom="0cm" loext:contextual-spacing="false" fo:text-indent="0cm" style:auto-text-indent="false"/>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Índice_20_4" style:display-name="Índice 4" style:family="paragraph" style:parent-style-name="Standard" style:next-style-name="Standard">
      <style:paragraph-properties fo:margin-left="1.411cm" fo:margin-right="0cm" fo:text-indent="-0.353cm" style:auto-text-indent="false"/>
    </style:style>
    <style:style style:name="Índice_20_5" style:display-name="Índice 5" style:family="paragraph" style:parent-style-name="Standard" style:next-style-name="Standard">
      <style:paragraph-properties fo:margin-left="1.764cm" fo:margin-right="0cm" fo:text-indent="-0.353cm" style:auto-text-indent="false"/>
    </style:style>
    <style:style style:name="Índice_20_6" style:display-name="Índice 6" style:family="paragraph" style:parent-style-name="Standard" style:next-style-name="Standard">
      <style:paragraph-properties fo:margin-left="2.117cm" fo:margin-right="0cm" fo:text-indent="-0.353cm" style:auto-text-indent="false"/>
    </style:style>
    <style:style style:name="Índice_20_7" style:display-name="Índice 7" style:family="paragraph" style:parent-style-name="Standard" style:next-style-name="Standard">
      <style:paragraph-properties fo:margin-left="2.469cm" fo:margin-right="0cm" fo:text-indent="-0.353cm" style:auto-text-indent="false"/>
    </style:style>
    <style:style style:name="Índice_20_8" style:display-name="Índice 8" style:family="paragraph" style:parent-style-name="Standard" style:next-style-name="Standard">
      <style:paragraph-properties fo:margin-left="2.822cm" fo:margin-right="0cm" fo:text-indent="-0.353cm" style:auto-text-indent="false"/>
    </style:style>
    <style:style style:name="Índice_20_9" style:display-name="Índice 9" style:family="paragraph" style:parent-style-name="Standard" style:next-style-name="Standard">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class="index">
      <style:paragraph-properties>
        <style:tab-stops>
          <style:tab-stop style:position="15.909cm" style:type="right" style:leader-style="dotted" style:leader-text="."/>
        </style:tab-stops>
      </style:paragraph-properties>
      <style:text-properties fo:font-style="italic" fo:font-weight="bold" style:font-name-asian="MS Mincho" style:font-family-asian="'MS Mincho', 'ＭＳ 明朝'" style:font-family-generic-asian="modern" style:font-style-asian="italic" style:font-weight-asian="bold" style:font-name-complex="Arial" style:font-family-complex="Arial" style:font-family-generic-complex="swiss" style:font-pitch-complex="variable" style:font-style-complex="italic"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independiente_20_3" style:display-name="Texto independiente 3" style:family="paragraph" style:parent-style-name="Standard">
      <style:paragraph-properties fo:text-align="justify" style:justify-single-word="false"/>
      <style:text-properties style:font-name="Courier New" fo:font-family="'Courier New'" style:font-family-generic="modern" fo:font-size="9pt" fo:language="es" fo:country="AR" fo:font-weight="bold" style:font-size-asian="9pt" style:font-weight-asian="bold" style:font-name-complex="Courier New" style:font-family-complex="'Courier New'" style:font-family-generic-complex="modern" style:font-weight-complex="bold"/>
    </style:style>
    <style:style style:name="Texto_20_sin_20_formato" style:display-name="Texto sin formato" style:family="paragraph" style:parent-style-name="Standard">
      <style:text-properties style:font-name="Courier New" fo:font-family="'Courier New'" style:font-family-generic="modern" style:font-name-complex="Tahoma" style:font-family-complex="Tahoma" style:font-family-generic-complex="swiss" style:font-pitch-complex="variable"/>
    </style:style>
    <style:style style:name="xl24"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5"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6"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7"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8"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9"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0"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1"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2"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xl33"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xl34"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xl35"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6"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7"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xl38"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xl39" style:family="paragraph" style:parent-style-name="Standard">
      <style:paragraph-properties fo:margin-top="0.176cm" fo:margin-bottom="0.176cm" loext:contextual-spacing="false" fo:text-align="center" style:justify-single-word="false" fo:padding="0cm" fo:border-left="0.51pt solid #000000" fo:border-right="0.51pt solid #000000" fo:border-top="none" fo:border-bottom="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40" style:family="paragraph" style:parent-style-name="Standard">
      <style:paragraph-properties fo:margin-top="0.176cm" fo:margin-bottom="0.176cm" loext:contextual-spacing="false" fo:padding="0cm" fo:border-left="0.51pt solid #000000" fo:border-right="0.51pt solid #000000" fo:border-top="none" fo:border-bottom="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41" style:family="paragraph" style:parent-style-name="Standard">
      <style:paragraph-properties fo:margin-top="0.176cm" fo:margin-bottom="0.176cm" loext:contextual-spacing="false" fo:text-align="center" style:justify-single-word="false" fo:padding="0cm" fo:border-left="0.51pt solid #000000" fo:border-right="0.51pt solid #000000" fo:border-top="0.51pt solid #000000" fo:border-bottom="0.99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42" style:family="paragraph" style:parent-style-name="Standard">
      <style:paragraph-properties fo:margin-top="0.176cm" fo:margin-bottom="0.176cm" loext:contextual-spacing="false" fo:padding="0cm" fo:border-left="0.51pt solid #000000" fo:border-right="0.51pt solid #000000" fo:border-top="0.51pt solid #000000" fo:border-bottom="0.99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1.249cm" fo:margin-right="0cm" fo:text-indent="0cm" style:auto-text-indent="false"/>
    </style:style>
    <style:style style:name="Standard_20__28_user_29_" style:display-name="Standard (user)" style:family="paragraph">
      <style:paragraph-properties fo:orphans="2" fo:widows="2" fo:hyphenation-ladder-count="no-limit" style:vertical-align="baseline"/>
      <style:text-properties style:use-window-font-color="true" style:font-name="Arial" fo:font-family="Arial" style:font-family-generic="swiss" style:font-pitch="variable" fo:font-size="10pt" fo:language="es" fo:country="ES" style:letter-kerning="true"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style:font-name="Cambria" fo:font-family="Cambria" style:font-family-generic="roman"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font-weight-complex="bold"/>
    </style:style>
    <style:style style:name="Footnote" style:family="paragraph" style:parent-style-name="Standard" style:class="extra">
      <style:text-properties style:font-name="Calibri" fo:font-family="Calibri" style:font-family-generic="swiss" style:font-pitch="variable" style:font-name-complex="Calibri" style:font-family-complex="Calibri" style:font-family-generic-complex="swiss" style:font-pitch-complex="variable"/>
    </style:style>
    <style:style style:name="western" style:family="paragraph" style:parent-style-name="Standard">
      <style:paragraph-properties fo:margin-top="0.176cm" fo:margin-bottom="0.176cm" loext:contextual-spacing="false"/>
      <style:text-properties style:font-name="Times New Roman" fo:font-family="'Times New Roman'" style:font-family-generic="roman" style:font-pitch="variable" fo:font-size="12pt" style:rfc-language-tag="es-ES-u-co-trad" fo:language="es" fo:country="ES" style:font-size-asian="12pt" style:font-name-complex="Times New Roman" style:font-family-complex="'Times New Roman'" style:font-family-generic-complex="roman" style:font-pitch-complex="variable" style:font-size-complex="12pt"/>
    </style:style>
    <style:style style:name="Estilo_20_Título_20_4_20__2b__20_Antes_3a__20__20_6_20_pto" style:display-name="Estilo Título 4 + Antes:  6 pto" style:family="paragraph" style:parent-style-name="Heading_20_4" style:default-outline-level="" style:list-style-name="">
      <style:paragraph-properties fo:margin-left="1.524cm" fo:margin-right="0cm" fo:margin-top="0.212cm" fo:margin-bottom="0.106cm" loext:contextual-spacing="false" fo:text-align="justify" style:justify-single-word="false" fo:orphans="0" fo:widows="0" fo:text-indent="-1.524cm" style:auto-text-indent="false">
        <style:tab-stops>
          <style:tab-stop style:position="1.524cm"/>
        </style:tab-stops>
      </style:paragraph-properties>
      <style:text-properties style:font-name="Arial" fo:font-family="Arial" style:font-family-generic="swiss" style:font-pitch="variable" fo:font-size="12pt" fo:font-style="italic" fo:font-weight="normal" style:font-size-asian="12pt" style:font-style-asian="italic" style:font-weight-asian="normal" style:font-name-complex="Arial" style:font-family-complex="Arial" style:font-family-generic-complex="swiss" style:font-pitch-complex="variable" style:font-size-complex="10pt" style:font-style-complex="italic" style:font-weight-complex="normal"/>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cabezado_20_de_20_mensaje" style:display-name="Encabezado de mensaje" style:family="paragraph" style:parent-style-name="Standard">
      <style:paragraph-properties fo:padding="0.035cm" fo:border="0.74pt solid #000000"/>
      <style:text-properties style:font-name="Cambria" fo:font-family="Cambria" style:font-family-generic="roman" style:font-pitch="variable" fo:font-size="12pt" fo:language="es" fo:country="A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2pt" fo:font-style="normal" fo:font-weight="bold" style:font-size-asian="12pt" style:font-style-asian="normal" style:font-weight-asian="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font-size="12pt" fo:font-style="normal" fo:font-weight="bold" style:font-size-asian="12pt" style:font-style-asian="normal"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size="12pt" fo:font-style="normal" fo:font-weight="bold" style:font-size-asian="12pt" style:font-style-asian="normal"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size="12pt" fo:font-style="normal" fo:font-weight="bold" style:font-size-asian="12pt" style:font-style-asian="normal"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size="12pt" fo:font-style="normal" fo:font-weight="bold" style:font-size-asian="12pt" style:font-style-asian="normal" style:font-weight-asian="bold"/>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2pt" fo:font-style="normal" fo:font-weight="bold" style:font-size-asian="12pt"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ize="12pt" fo:font-style="normal" fo:font-weight="bold" style:font-size-asian="12pt" style:font-style-asian="normal" style:font-weight-asian="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fo:font-size="6pt" style:font-size-asian="6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fo:font-size="12pt" fo:font-style="normal" fo:font-weight="bold" style:font-size-asian="12pt" style:font-style-asian="normal"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size="6pt" style:font-size-asian="6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font-size="12pt" fo:font-style="normal" fo:font-weight="bold" style:font-size-asian="12pt" style:font-style-asian="normal" style:font-weight-asian="bold"/>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fo:font-size="6pt" style:font-size-asian="6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font-size="6pt" style:font-size-asian="6pt"/>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Título_20_1_20_Car" style:display-name="Título 1 Car" style:family="text">
      <style:text-properties style:font-name="Arial" fo:font-family="Arial" style:font-family-generic="swiss" style:font-pitch="variable" fo:font-size="14pt" fo:language="es" fo:country="ES" fo:font-weight="bold" style:letter-kerning="true" style:font-size-asian="14pt" style:font-weight-asian="bold" style:font-name-complex="Arial" style:font-family-complex="Arial" style:font-family-generic-complex="swiss" style:font-pitch-complex="variable"/>
    </style:style>
    <style:style style:name="Texto_20_sin_20_formato_20_Car" style:display-name="Texto sin formato Car" style:family="text">
      <style:text-properties style:font-name="Courier New" fo:font-family="'Courier New'" style:font-family-generic="modern" fo:language="es" fo:country="ES" style:font-name-complex="Tahoma" style:font-family-complex="Tahoma" style:font-family-generic-complex="swiss" style:font-pitch-complex="variable"/>
    </style:style>
    <style:style style:name="Título_20_6_20_Car" style:display-name="Título 6 Car" style:family="text">
      <style:text-properties style:font-name="Arial" fo:font-family="Arial" style:font-family-generic="swiss" style:font-pitch="variable" fo:language="es" fo:country="ES" fo:font-weight="bold" style:font-weight-asian="bold" style:font-name-complex="Arial" style:font-family-complex="Arial" style:font-family-generic-complex="swiss" style:font-pitch-complex="variable" style:font-weight-complex="bold"/>
    </style:style>
    <style:style style:name="Título_20_3_20_Car" style:display-name="Título 3 Car" style:family="text">
      <style:text-properties style:font-name="Arial" fo:font-family="Arial" style:font-family-generic="swiss" style:font-pitch="variable" fo:font-size="12pt" fo:language="es" fo:country="ES" style:font-size-asian="12pt" style:font-name-complex="Arial" style:font-family-complex="Arial" style:font-family-generic-complex="swiss" style:font-pitch-complex="variable"/>
    </style:style>
    <style:style style:name="Texto_20_nota_20_pie_20_Car" style:display-name="Texto nota pie Car" style:family="text">
      <style:text-properties style:font-name="Calibri" fo:font-family="Calibri" style:font-family-generic="swiss" style:font-pitch="variable" fo:language="es" fo:country="ES" style:font-name-complex="Calibri" style:font-family-complex="Calibri" style:font-family-generic-complex="swiss" style:font-pitch-complex="variable"/>
    </style:style>
    <style:style style:name="Énfasis_20_sutil" style:display-name="Énfasis sutil" style:family="text">
      <style:text-properties fo:color="#808080" fo:language="es" fo:country="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1pt" style:font-style-complex="italic" style:font-weight-complex="normal"/>
    </style:style>
    <style:style style:name="Título_20_4_20_Car" style:display-name="Título 4 Car" style:family="text">
      <style:text-properties fo:font-size="14pt" fo:language="es" fo:country="ES" fo:font-weight="bold" style:font-size-asian="14pt" style:font-weight-asian="bold" style:font-size-complex="14pt" style:font-weight-complex="bold"/>
    </style:style>
    <style:style style:name="Footnote_20_Symbol" style:display-name="Footnote Symbol" style:family="text">
      <style:text-properties style:text-position="super 58%"/>
    </style:style>
    <style:style style:name="Título_20_Car" style:display-name="Título Car" style:family="text">
      <style:text-properties style:font-name="Cambria" fo:font-family="Cambria" style:font-family-generic="roman" style:font-pitch="variable" fo:font-size="16pt" fo:language="es" fo:country="E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text-properties style:font-name="Arial" fo:font-family="Arial" style:font-family-generic="swiss" style:font-pitch="variable" fo:font-size="12pt" fo:language="es" fo:country="ES" fo:font-style="italic" fo:font-weight="bold" style:font-size-asian="12pt" style:font-style-asian="italic" style:font-weight-asian="bold" style:font-name-complex="Arial" style:font-family-complex="Arial" style:font-family-generic-complex="swiss" style:font-pitch-complex="variable"/>
    </style:style>
    <style:style style:name="Subtítulo_20_Car" style:display-name="Subtítulo Car" style:family="text">
      <style:text-properties style:font-name="Cambria" fo:font-family="Cambria"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cabezado_20_de_20_mensaje_20_Car" style:display-name="Encabezado de mensaje Car" style:family="text">
      <style:text-properties style:font-name="Cambria" fo:font-family="Cambria" style:font-family-generic="roman" style:font-pitch="variable" fo:font-size="12pt" fo:background-color="#cccccc" style:font-size-asian="12pt" style:font-name-complex="Cambria" style:font-family-complex="Cambria" style:font-family-generic-complex="roman" style:font-pitch-complex="variable" style:font-size-complex="12pt"/>
    </style:style>
    <style:style style:name="Referencia_20_intensa" style:display-name="Referencia intensa"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Referencia_20_sutil" style:display-name="Referencia sutil" style:family="text">
      <style:text-properties fo:font-variant="small-caps" fo:color="#c0504d"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swiss" style:font-pitch="variable" fo:language="es" fo:country="ES" style:font-name-complex="Arial" style:font-family-complex="Arial" style:font-family-generic-complex="swiss" style:font-pitch-complex="variable"/>
    </style:style>
    <style:style style:name="Asunto_20_del_20_comentario_20_Car" style:display-name="Asunto del comentario Car" style:family="text">
      <style:text-properties style:font-name="Arial" fo:font-family="Arial" style:font-family-generic="swiss" style:font-pitch="variable" fo:language="es" fo:country="ES" fo:font-weight="bold" style:font-weight-asian="bold" style:font-name-complex="Arial" style:font-family-complex="Arial" style:font-family-generic-complex="swiss" style:font-pitch-complex="variable" style:font-weight-complex="bold"/>
    </style:style>
    <style:style style:name="Emphasis" style:family="text">
      <style:text-properties fo:font-style="italic" style:font-style-asian="italic" style:font-style-complex="italic"/>
    </style:style>
    <style:style style:name="Mención_20_sin_20_resolver" style:display-name="Mención sin resolver" style:family="text">
      <style:text-properties fo:color="#605e5c" fo:background-color="#e1dfdd"/>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Punto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8z0"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text:style-name="WW8Num28z0"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text:style-name="WW8Num28z0"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text:style-name="WW8Num28z0"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text:style-name="WW8Num28z0"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16.877cm" fo:margin-left="-0.123cm" table:align="left" style:may-break-between-rows="false" style:writing-mode="lr-tb"/>
    </style:style>
    <style:style style:name="Tabla4.A" style:family="table-column">
      <style:table-column-properties style:column-width="2.625cm"/>
    </style:style>
    <style:style style:name="Tabla4.B" style:family="table-column">
      <style:table-column-properties style:column-width="6.625cm"/>
    </style:style>
    <style:style style:name="Tabla4.C" style:family="table-column">
      <style:table-column-properties style:column-width="7.627cm"/>
    </style:style>
    <style:style style:name="Tabla4.1" style:family="table-row">
      <style:table-row-properties fo:keep-together="always"/>
    </style:style>
    <style:style style:name="Tabla4.A1" style:family="table-cell">
      <style:table-cell-properties style:vertical-align="top" fo:padding-left="0.123cm" fo:padding-right="0.123cm" fo:padding-top="0cm" fo:padding-bottom="0cm" fo:border="none" style:writing-mode="lr-tb"/>
    </style:style>
    <style:style style:name="MP1" style:family="paragraph" style:parent-style-name="Standard">
      <style:paragraph-properties fo:text-align="center" style:justify-single-word="false"/>
    </style:style>
    <style:style style:name="MP2" style:family="paragraph" style:parent-style-name="Standard">
      <style:text-properties style:font-name="Times New Roman" fo:font-style="italic" style:font-style-asian="italic" style:font-name-complex="Times New Roman"/>
    </style:style>
    <style:style style:name="MP3" style:family="paragraph" style:parent-style-name="Standard">
      <style:paragraph-properties style:snap-to-layout-grid="false"/>
      <style:text-properties style:font-name="Monotype Corsiva" fo:font-size="8pt" fo:font-style="italic" style:font-size-asian="8pt" style:font-style-asian="italic" style:font-name-complex="Monotype Corsiva"/>
    </style:style>
    <style:style style:name="MP4"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style>
    <style:style style:name="MP5" style:family="paragraph" style:parent-style-name="Header">
      <style:text-properties fo:language="none" fo:country="none" style:language-asian="none" style:country-asian="none"/>
    </style:style>
    <style:style style:name="MP6" style:family="paragraph">
      <loext:graphic-properties draw:fill="none" draw:fill-color="#ffffff"/>
      <style:paragraph-properties fo:text-align="center" style:writing-mode="lr-tb"/>
    </style:style>
    <style:style style:name="MP7" style:family="paragraph" style:parent-style-name="Header">
      <style:text-properties style:font-name-asian="Arial"/>
    </style:style>
    <style:style style:name="MT1" style:family="text">
      <style:text-properties fo:font-size="12pt" fo:font-weight="bold" style:font-size-asian="12pt" style:font-weight-asian="bold"/>
    </style:style>
    <style:style style:name="MT2" style:family="text">
      <style:text-properties style:font-name-asian="Arial"/>
    </style:style>
    <style:style style:name="MT3" style:family="text">
      <style:text-properties officeooo:rsid="0006c5b1"/>
    </style:style>
    <style:style style:name="MT4"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33cm" fo:margin-left="3cm" fo:margin-right="3cm" style:writing-mode="lr-tb" style:layout-grid-color="#c0c0c0" style:layout-grid-lines="58" style:layout-grid-base-height="0.48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2.17cm" fo:margin-left="0cm" fo:margin-right="0cm" fo:margin-top="2.071cm" style:dynamic-spacing="true"/>
      </style:footer-style>
    </style:page-layout>
    <number:number-style style:name="N0">
      <number:number number:min-integer-digits="1"/>
    </number:number-style>
  </office:automatic-styles>
  <office:master-styles>
    <style:master-page style:name="Standard" style:page-layout-name="Mpm1">
      <style:header>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MP1"><text:span text:style-name="MT1"><draw:frame draw:style-name="Mfr1" draw:name="Imagen1" text:anchor-type="as-char" svg:width="1.058cm" svg:height="1.669cm" draw:z-index="9"><draw:image xlink:href="Pictures/100000000000005B000000902602F7F00F51A78D.png" xlink:type="simple" xlink:show="embed" xlink:actuate="onLoad" loext:mime-type="image/png"/></draw:frame></text:span><text:span text:style-name="MT1"><text:tab/></text:span></text:p>
            </table:table-cell>
            <table:table-cell table:style-name="Tabla4.A1" office:value-type="string">
              <text:p text:style-name="MP2">Universidad de Buenos Aires <text:s text:c="124"/></text:p>
              <text:p text:style-name="MP2">Facultad de Ingeniería </text:p>
              <text:p text:style-name="MP2">Curso Martes</text:p>
              <text:p text:style-name="MP2"><text:user-defined style:data-style-name="N0" text:name="Cuatrimestre">Primer Cuatrimestre 2019</text:user-defined></text:p>
            </table:table-cell>
            <table:table-cell table:style-name="Tabla4.A1" office:value-type="string">
              <text:p text:style-name="MP3"/>
              <text:p text:style-name="MP4">Carpeta de Trabajo Práctico</text:p>
            </table:table-cell>
          </table:table-row>
        </table:table>
        <text:p text:style-name="MP5"><draw:line text:anchor-type="char" draw:z-index="29" draw:style-name="Mgr1" draw:text-style-name="MP6" svg:x1="0.048cm" svg:y1="0.129cm" svg:x2="15.542cm" svg:y2="0.129cm"><text:p/></draw:line></text:p>
      </style:header>
      <style:footer>
        <text:p text:style-name="MP7"><draw:line text:anchor-type="char" draw:z-index="19" draw:style-name="Mgr1" draw:text-style-name="MP6" svg:x1="0.048cm" svg:y1="0.095cm" svg:x2="15.542cm" svg:y2="0.095cm"><text:p/></draw:line><text:s text:c="164"/></text:p>
        <text:p text:style-name="Header"><text:span text:style-name="MT2"><text:s text:c="6"/></text:span>Grupo:<text:span text:style-name="MT3">1</text:span><text:tab/><text:tab/>Página <text:span text:style-name="Page_20_Number"><text:page-number style:num-format="1" text:select-page="current">8</text:page-number></text:span><text:span text:style-name="Page_20_Number"><text:s/>de </text:span><text:span text:style-name="Page_20_Number"><text:page-count style:num-format="1">10</text:page-count></text:span></text:p>
        <text:p text:style-name="Header"><text:tab/><text:tab/> <text:s text:c="47"/></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Practico de Sistemas Operativos</dc:title>
    <dc:subject/>
    <meta:keyword/>
    <meta:initial-creator>Sandra Abraham</meta:initial-creator>
    <meta:creation-date>2019-04-13T22:29:00</meta:creation-date>
    <dc:date>2019-04-30T16:39:42.400758114</dc:date>
    <meta:print-date>2018-04-24T00:37:00</meta:print-date>
    <meta:editing-cycles>9</meta:editing-cycles>
    <meta:editing-duration>PT3H9M26S</meta:editing-duration>
    <meta:generator>LibreOffice/6.0.7.3$Linux_x86 LibreOffice_project/00m0$Build-3</meta:generator>
    <meta:document-statistic meta:table-count="4" meta:image-count="1" meta:object-count="0" meta:page-count="10" meta:paragraph-count="427" meta:word-count="3879" meta:character-count="23747" meta:non-whitespace-character-count="19982"/>
    <meta:user-defined meta:name="Cuatrimestre">Primer Cuatrimestre 2019</meta:user-defined>
    <meta:user-defined meta:name="Demonio">DetectO</meta:user-defined>
    <meta:user-defined meta:name="Glog">GlogO</meta:user-defined>
    <meta:user-defined meta:name="Grupo">01</meta:user-defined>
    <meta:user-defined meta:name="Inicializador" meta:value-type="string">Initializer</meta:user-defined>
    <meta:user-defined meta:name="Instalador" meta:value-type="string">Installer</meta:user-defined>
    <meta:user-defined meta:name="Listador" meta:value-type="string">ReportO</meta:user-defined>
    <meta:user-defined meta:name="Mover" meta:value-type="string">MoverO</meta:user-defined>
    <meta:user-defined meta:name="Proceso" meta:value-type="string">Process</meta:user-defined>
    <meta:user-defined meta:name="Start" meta:value-type="string">Start</meta:user-defined>
    <meta:user-defined meta:name="Stop" meta:value-type="string">Stop</meta:user-defined>
    <meta:user-defined meta:name="Tema" meta:value-type="string">O</meta:user-defined>
    <meta:user-defined meta:name="Vlog" meta:value-type="string">VlogO</meta:user-defined>
  </office:meta>
</office:document-meta>
</file>